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9DA638"/>
    </style:style>
    <style:style style:name="ce15" style:family="table-cell" style:parent-style-name="Default" style:data-style-name="N0">
      <style:table-cell-properties fo:background-color="#835116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AB753A"/>
    </style:style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#86631A"/>
    </style:style>
    <style:style style:name="ce22" style:family="table-cell" style:parent-style-name="Default" style:data-style-name="N0">
      <style:table-cell-properties fo:background-color="#AA863A"/>
    </style:style>
    <style:style style:name="ce23" style:family="table-cell" style:parent-style-name="Default" style:data-style-name="N0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AA953A"/>
    </style:style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84801B"/>
    </style:style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36" style:family="table-cell" style:parent-style-name="Default" style:data-style-name="N0"/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#60A857"/>
    </style:style>
    <style:style style:name="ce39" style:family="table-cell" style:parent-style-name="Default" style:data-style-name="N0"/>
    <style:style style:name="ce40" style:family="table-cell" style:parent-style-name="Default" style:data-style-name="N0"/>
    <style:style style:name="ce41" style:family="table-cell" style:parent-style-name="Default" style:data-style-name="N0"/>
    <style:style style:name="ce42" style:family="table-cell" style:parent-style-name="Default" style:data-style-name="N0"/>
    <style:style style:name="ce43" style:family="table-cell" style:parent-style-name="Default" style:data-style-name="N0"/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ackground-color="#ABC961"/>
    </style:style>
    <style:style style:name="ce46" style:family="table-cell" style:parent-style-name="Default" style:data-style-name="N0"/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ackground-color="#649331"/>
    </style:style>
    <style:style style:name="ce49" style:family="table-cell" style:parent-style-name="Default" style:data-style-name="N0"/>
    <style:style style:name="ce50" style:family="table-cell" style:parent-style-name="Default" style:data-style-name="N0"/>
    <style:style style:name="ce51" style:family="table-cell" style:parent-style-name="Default" style:data-style-name="N0"/>
    <style:style style:name="ce52" style:family="table-cell" style:parent-style-name="Default" style:data-style-name="N0"/>
    <style:style style:name="ce53" style:family="table-cell" style:parent-style-name="Default" style:data-style-name="N0"/>
    <style:style style:name="ce54" style:family="table-cell" style:parent-style-name="Default" style:data-style-name="N0"/>
    <style:style style:name="ce55" style:family="table-cell" style:parent-style-name="Default" style:data-style-name="N0"/>
    <style:style style:name="ce56" style:family="table-cell" style:parent-style-name="Default" style:data-style-name="N0"/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fo:background-color="#43BB62"/>
    </style:style>
    <style:style style:name="ce59" style:family="table-cell" style:parent-style-name="Default" style:data-style-name="N0"/>
    <style:style style:name="ce60" style:family="table-cell" style:parent-style-name="Default" style:data-style-name="N0"/>
    <style:style style:name="ce61" style:family="table-cell" style:parent-style-name="Default" style:data-style-name="N0"/>
    <style:style style:name="ce62" style:family="table-cell" style:parent-style-name="Default" style:data-style-name="N0"/>
    <style:style style:name="ce63" style:family="table-cell" style:parent-style-name="Default" style:data-style-name="N0"/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fo:background-color="#42AFA9"/>
    </style:style>
    <style:style style:name="ce66" style:family="table-cell" style:parent-style-name="Default" style:data-style-name="N0"/>
    <style:style style:name="ce67" style:family="table-cell" style:parent-style-name="Default" style:data-style-name="N0">
      <style:table-cell-properties fo:background-color="#399075"/>
    </style:style>
    <style:style style:name="ce68" style:family="table-cell" style:parent-style-name="Default" style:data-style-name="N0"/>
    <style:style style:name="ce69" style:family="table-cell" style:parent-style-name="Default" style:data-style-name="N0"/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ackground-color="#399075"/>
    </style:style>
    <style:style style:name="ce72" style:family="table-cell" style:parent-style-name="Default" style:data-style-name="N0"/>
    <style:style style:name="ce73" style:family="table-cell" style:parent-style-name="Default" style:data-style-name="N0"/>
    <style:style style:name="ce74" style:family="table-cell" style:parent-style-name="Default" style:data-style-name="N0"/>
    <style:style style:name="ce75" style:family="table-cell" style:parent-style-name="Default" style:data-style-name="N0"/>
    <style:style style:name="ce76" style:family="table-cell" style:parent-style-name="Default" style:data-style-name="N0"/>
    <style:style style:name="ce77" style:family="table-cell" style:parent-style-name="Default" style:data-style-name="N0"/>
    <style:style style:name="ce78" style:family="table-cell" style:parent-style-name="Default" style:data-style-name="N0"/>
    <style:style style:name="ce79" style:family="table-cell" style:parent-style-name="Default" style:data-style-name="N0"/>
    <style:style style:name="ce80" style:family="table-cell" style:parent-style-name="Default" style:data-style-name="N0"/>
    <style:style style:name="ce81" style:family="table-cell" style:parent-style-name="Default" style:data-style-name="N0"/>
    <style:style style:name="ce82" style:family="table-cell" style:parent-style-name="Default" style:data-style-name="N0"/>
    <style:style style:name="ce83" style:family="table-cell" style:parent-style-name="Default" style:data-style-name="N0"/>
    <style:style style:name="ce84" style:family="table-cell" style:parent-style-name="Default" style:data-style-name="N0"/>
    <style:style style:name="ce85" style:family="table-cell" style:parent-style-name="Default" style:data-style-name="N0"/>
    <style:style style:name="ce86" style:family="table-cell" style:parent-style-name="Default" style:data-style-name="N0"/>
    <style:style style:name="ce87" style:family="table-cell" style:parent-style-name="Default" style:data-style-name="N0"/>
    <style:style style:name="ce88" style:family="table-cell" style:parent-style-name="Default" style:data-style-name="N0">
      <style:table-cell-properties fo:background-color="#315E83"/>
    </style:style>
    <style:style style:name="ce89" style:family="table-cell" style:parent-style-name="Default" style:data-style-name="N0"/>
    <style:style style:name="ce90" style:family="table-cell" style:parent-style-name="Default" style:data-style-name="N0"/>
    <style:style style:name="ce91" style:family="table-cell" style:parent-style-name="Default" style:data-style-name="N0">
      <style:table-cell-properties fo:background-color="#447FA8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fo:background-color="#3A41A0"/>
    </style:style>
    <style:style style:name="ce94" style:family="table-cell" style:parent-style-name="Default" style:data-style-name="N0"/>
    <style:style style:name="ce95" style:family="table-cell" style:parent-style-name="Default" style:data-style-name="N0"/>
    <style:style style:name="ce96" style:family="table-cell" style:parent-style-name="Default" style:data-style-name="N0"/>
    <style:style style:name="ce97" style:family="table-cell" style:parent-style-name="Default" style:data-style-name="N0"/>
    <style:style style:name="ce98" style:family="table-cell" style:parent-style-name="Default" style:data-style-name="N0"/>
    <style:style style:name="ce99" style:family="table-cell" style:parent-style-name="Default" style:data-style-name="N0">
      <style:table-cell-properties fo:background-color="#5A589D"/>
    </style:style>
    <style:style style:name="ce100" style:family="table-cell" style:parent-style-name="Default" style:data-style-name="N0"/>
    <style:style style:name="ce101" style:family="table-cell" style:parent-style-name="Default" style:data-style-name="N0">
      <style:table-cell-properties fo:background-color="#724299"/>
    </style:style>
    <style:style style:name="ce102" style:family="table-cell" style:parent-style-name="Default" style:data-style-name="N0">
      <style:table-cell-properties fo:background-color="#32327B"/>
    </style:style>
    <style:style style:name="ce103" style:family="table-cell" style:parent-style-name="Default" style:data-style-name="N0"/>
    <style:style style:name="ce104" style:family="table-cell" style:parent-style-name="Default" style:data-style-name="N0"/>
    <style:style style:name="ce105" style:family="table-cell" style:parent-style-name="Default" style:data-style-name="N0"/>
    <style:style style:name="ce106" style:family="table-cell" style:parent-style-name="Default" style:data-style-name="N0"/>
    <style:style style:name="ce107" style:family="table-cell" style:parent-style-name="Default" style:data-style-name="N0"/>
    <style:style style:name="ce108" style:family="table-cell" style:parent-style-name="Default" style:data-style-name="N0">
      <style:table-cell-properties fo:background-color="#7653B0"/>
    </style:style>
    <style:style style:name="ce109" style:family="table-cell" style:parent-style-name="Default" style:data-style-name="N0"/>
    <style:style style:name="ce110" style:family="table-cell" style:parent-style-name="Default" style:data-style-name="N0"/>
    <style:style style:name="ce111" style:family="table-cell" style:parent-style-name="Default" style:data-style-name="N0"/>
    <style:style style:name="ce112" style:family="table-cell" style:parent-style-name="Default" style:data-style-name="N0">
      <style:table-cell-properties fo:background-color="#7653B0"/>
    </style:style>
    <style:style style:name="ce113" style:family="table-cell" style:parent-style-name="Default" style:data-style-name="N0">
      <style:table-cell-properties fo:background-color="#9B3D9B"/>
    </style:style>
    <style:style style:name="ce114" style:family="table-cell" style:parent-style-name="Default" style:data-style-name="N0"/>
    <style:style style:name="ce115" style:family="table-cell" style:parent-style-name="Default" style:data-style-name="N0"/>
    <style:style style:name="ce116" style:family="table-cell" style:parent-style-name="Default" style:data-style-name="N0"/>
    <style:style style:name="ce117" style:family="table-cell" style:parent-style-name="Default" style:data-style-name="N0"/>
    <style:style style:name="ce118" style:family="table-cell" style:parent-style-name="Default" style:data-style-name="N0"/>
    <style:style style:name="ce119" style:family="table-cell" style:parent-style-name="Default" style:data-style-name="N0"/>
    <style:style style:name="ce120" style:family="table-cell" style:parent-style-name="Default" style:data-style-name="N0">
      <style:table-cell-properties fo:background-color="#AC549A"/>
    </style:style>
    <style:style style:name="ce121" style:family="table-cell" style:parent-style-name="Default" style:data-style-name="N0"/>
    <style:style style:name="ce122" style:family="table-cell" style:parent-style-name="Default" style:data-style-name="N0">
      <style:table-cell-properties fo:background-color="#AC549A"/>
    </style:style>
    <style:style style:name="ce123" style:family="table-cell" style:parent-style-name="Default" style:data-style-name="N0">
      <style:table-cell-properties fo:background-color="#892D6C"/>
    </style:style>
    <style:style style:name="ce124" style:family="table-cell" style:parent-style-name="Default" style:data-style-name="N0"/>
    <style:style style:name="ce125" style:family="table-cell" style:parent-style-name="Default" style:data-style-name="N0"/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fo:background-color="#892D6C"/>
    </style:style>
    <style:style style:name="ce128" style:family="table-cell" style:parent-style-name="Default" style:data-style-name="N0"/>
    <style:style style:name="ce129" style:family="table-cell" style:parent-style-name="Default" style:data-style-name="N0"/>
    <style:style style:name="ce130" style:family="table-cell" style:parent-style-name="Default" style:data-style-name="N0"/>
    <style:style style:name="ce131" style:family="table-cell" style:parent-style-name="Default" style:data-style-name="N0"/>
    <style:style style:name="ce132" style:family="table-cell" style:parent-style-name="Default" style:data-style-name="N0"/>
    <style:style style:name="ce133" style:family="table-cell" style:parent-style-name="Default" style:data-style-name="N0"/>
    <style:style style:name="ce134" style:family="table-cell" style:parent-style-name="Default" style:data-style-name="N0"/>
    <style:style style:name="ce135" style:family="table-cell" style:parent-style-name="Default" style:data-style-name="N0"/>
    <style:style style:name="ce136" style:family="table-cell" style:parent-style-name="Default" style:data-style-name="N0"/>
    <style:style style:name="ce137" style:family="table-cell" style:parent-style-name="Default" style:data-style-name="N0"/>
    <style:style style:name="ce138" style:family="table-cell" style:parent-style-name="Default" style:data-style-name="N0">
      <style:table-cell-properties fo:background-color="#AB5B3E"/>
    </style:style>
    <style:style style:name="ce139" style:family="table-cell" style:parent-style-name="Default" style:data-style-name="N0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1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r</text:p>
          </table:table-cell>
          <table:table-cell table:number-columns-repeated="2" table:style-name="ce1"/>
          <table:table-cell office:value-type="string" table:style-name="ce1">
            <text:p>Hue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Hue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Hue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Hue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table:number-columns-repeated="16" table:style-name="ce1"/>
          <table:table-cell office:value-type="string" table:style-name="ce1">
            <text:p>A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prj</text:p>
          </table:table-cell>
          <table:table-cell office:value-type="string" table:style-name="ce1">
            <text:p>prg</text:p>
          </table:table-cell>
          <table:table-cell office:value-type="string" table:style-name="ce1">
            <text:p>aut</text:p>
          </table:table-cell>
          <table:table-cell table:number-columns-repeated="1632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1" table:formula="of:=31-[.A3]" table:style-name="ce1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3"/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4"/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5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7"/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"/>
          <table:table-cell office:value-type="float" office:value="174" table:style-name="ce1">
            <text:p>174</text:p>
          </table:table-cell>
          <table:table-cell office:value-type="float" office:value="155" table:style-name="ce1">
            <text:p>155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rj</text:p>
          </table:table-cell>
          <table:table-cell office:value-type="string" table:style-name="ce1">
            <text:p>gen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prj</text:p>
          </table:table-cell>
          <table:table-cell office:value-type="string" table:style-name="ce1">
            <text:p>gen</text:p>
          </table:table-cell>
          <table:table-cell office:value-type="string" table:style-name="ce1">
            <text:p>gen</text:p>
          </table:table-cell>
          <table:table-cell office:value-type="string" office:string-value="0_prj" table:formula="of:=CONCATENATE([.C3];&quot;_&quot;;[.BG3])" table:style-name="ce1">
            <text:p>0_prj</text:p>
          </table:table-cell>
          <table:table-cell office:value-type="string" table:style-name="ce139">
            <text:p>00</text:p>
          </table:table-cell>
          <table:table-cell office:value-type="string" office:string-value="0_00" table:formula="of:=CONCATENATE([.C3];&quot;_&quot;;[.BN3])" table:style-name="ce1">
            <text:p>0_00</text:p>
          </table:table-cell>
          <table:table-cell office:value-type="float" office:value="0" table:formula="of:=[.C3]" table:style-name="ce1">
            <text:p>0</text:p>
          </table:table-cell>
          <table:table-cell office:value-type="float" office:value="0" table:formula="of:=[.C3]" table:style-name="ce1">
            <text:p>0</text:p>
          </table:table-cell>
          <table:table-cell office:value-type="string" office:string-value="0_prj" table:formula="of:=CONCATENATE([.C3];&quot;_&quot;;[.BG3])" table:style-name="ce1">
            <text:p>0_prj</text:p>
          </table:table-cell>
          <table:table-cell office:value-type="string" office:string-value="#AE3D3D" table:formula="of:=CONCATENATE(&quot;#&quot;;DEC2HEX([.BD3]);DEC2HEX([.BE3]);DEC2HEX([.BF3]))" table:style-name="ce1">
            <text:p>#AE3D3D</text:p>
          </table:table-cell>
          <table:table-cell office:value-type="string" office:string-value="RGB(174,61,61)" table:formula="of:=CONCATENATE(&quot;RGB(&quot;;[.BD3];&quot;,&quot;;[.BE3];&quot;,&quot;;[.BF3];&quot;)&quot;)" table:style-name="ce1">
            <text:p>RGB(174,61,61)</text:p>
          </table:table-cell>
          <table:table-cell table:number-columns-repeated="1631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formula="of:=31-[.A4]" table:style-name="ce1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9"/>
          <table:table-cell office:value-type="float" office:value="134" table:style-name="ce1">
            <text:p>134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0"/>
          <table:table-cell office:value-type="float" office:value="143" table:style-name="ce1">
            <text:p>143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1"/>
          <table:table-cell office:value-type="float" office:value="168" table:style-name="ce1">
            <text:p>168</text:p>
          </table:table-cell>
          <table:table-cell office:value-type="float" office:value="102" table:style-name="ce1">
            <text:p>10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"/>
          <table:table-cell office:value-type="float" office:value="174" table:style-name="ce1">
            <text:p>174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3"/>
          <table:table-cell office:value-type="float" office:value="198" table:style-name="ce1">
            <text:p>198</text:p>
          </table:table-cell>
          <table:table-cell office:value-type="float" office:value="104" table:style-name="ce1">
            <text:p>104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"/>
          <table:table-cell office:value-type="float" office:value="174" table:style-name="ce1">
            <text:p>174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dev</text:p>
          </table:table-cell>
          <table:table-cell office:value-type="string" office:string-value="1_prc" table:formula="of:=CONCATENATE([.C4];&quot;_&quot;;[.BG4])" table:style-name="ce1">
            <text:p>1_prc</text:p>
          </table:table-cell>
          <table:table-cell office:value-type="string" table:style-name="ce139">
            <text:p>01</text:p>
          </table:table-cell>
          <table:table-cell office:value-type="string" office:string-value="1_01" table:formula="of:=CONCATENATE([.C4];&quot;_&quot;;[.BN4])" table:style-name="ce1">
            <text:p>1_01</text:p>
          </table:table-cell>
          <table:table-cell office:value-type="float" office:value="1" table:formula="of:=[.C4]" table:style-name="ce1">
            <text:p>1</text:p>
          </table:table-cell>
          <table:table-cell office:value-type="float" office:value="1" table:formula="of:=[.C4]" table:style-name="ce1">
            <text:p>1</text:p>
          </table:table-cell>
          <table:table-cell office:value-type="string" office:string-value="1_prc" table:formula="of:=CONCATENATE([.C4];&quot;_&quot;;[.BG4])" table:style-name="ce1">
            <text:p>1_prc</text:p>
          </table:table-cell>
          <table:table-cell office:value-type="string" office:string-value="#AE503D" table:formula="of:=CONCATENATE(&quot;#&quot;;DEC2HEX([.BD4]);DEC2HEX([.BE4]);DEC2HEX([.BF4]))" table:style-name="ce1">
            <text:p>#AE503D</text:p>
          </table:table-cell>
          <table:table-cell office:value-type="string" office:string-value="RGB(174,80,61)" table:formula="of:=CONCATENATE(&quot;RGB(&quot;;[.BD4];&quot;,&quot;;[.BE4];&quot;,&quot;;[.BF4];&quot;)&quot;)" table:style-name="ce1">
            <text:p>RGB(174,80,61)</text:p>
          </table:table-cell>
          <table:table-cell table:number-columns-repeated="1631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formula="of:=31-[.A5]" table:style-name="ce1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5"/>
          <table:table-cell office:value-type="float" office:value="134" table:style-name="ce1">
            <text:p>134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6"/>
          <table:table-cell office:value-type="float" office:value="143" table:style-name="ce1">
            <text:p>143</text:p>
          </table:table-cell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7"/>
          <table:table-cell office:value-type="float" office:value="168" table:style-name="ce1">
            <text:p>168</text:p>
          </table:table-cell>
          <table:table-cell office:value-type="float" office:value="117" table:style-name="ce1">
            <text:p>11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"/>
          <table:table-cell office:value-type="float" office:value="174" table:style-name="ce1">
            <text:p>174</text:p>
          </table:table-cell>
          <table:table-cell office:value-type="float" office:value="102" table:style-name="ce1">
            <text:p>10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8"/>
          <table:table-cell office:value-type="float" office:value="198" table:style-name="ce1">
            <text:p>198</text:p>
          </table:table-cell>
          <table:table-cell office:value-type="float" office:value="125" table:style-name="ce1">
            <text:p>125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9"/>
          <table:table-cell office:value-type="float" office:value="174" table:style-name="ce1">
            <text:p>174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pc</text:p>
          </table:table-cell>
          <table:table-cell office:value-type="string" table:style-name="ce1">
            <text:p>cor</text:p>
          </table:table-cell>
          <table:table-cell office:value-type="string" table:style-name="ce1">
            <text:p>equ</text:p>
          </table:table-cell>
          <table:table-cell office:value-type="string" table:style-name="ce1">
            <text:p>spc</text:p>
          </table:table-cell>
          <table:table-cell office:value-type="string" table:style-name="ce1">
            <text:p>cpl</text:p>
          </table:table-cell>
          <table:table-cell office:value-type="string" table:style-name="ce1">
            <text:p>plc</text:p>
          </table:table-cell>
          <table:table-cell office:value-type="string" office:string-value="2_spc" table:formula="of:=CONCATENATE([.C5];&quot;_&quot;;[.BG5])" table:style-name="ce1">
            <text:p>2_spc</text:p>
          </table:table-cell>
          <table:table-cell office:value-type="string" table:style-name="ce139">
            <text:p>02</text:p>
          </table:table-cell>
          <table:table-cell office:value-type="string" office:string-value="2_02" table:formula="of:=CONCATENATE([.C5];&quot;_&quot;;[.BN5])" table:style-name="ce1">
            <text:p>2_02</text:p>
          </table:table-cell>
          <table:table-cell office:value-type="float" office:value="2" table:formula="of:=[.C5]" table:style-name="ce1">
            <text:p>2</text:p>
          </table:table-cell>
          <table:table-cell office:value-type="float" office:value="2" table:formula="of:=[.C5]" table:style-name="ce1">
            <text:p>2</text:p>
          </table:table-cell>
          <table:table-cell office:value-type="string" office:string-value="2_spc" table:formula="of:=CONCATENATE([.C5];&quot;_&quot;;[.BG5])" table:style-name="ce1">
            <text:p>2_spc</text:p>
          </table:table-cell>
          <table:table-cell office:value-type="string" office:string-value="#AE633D" table:formula="of:=CONCATENATE(&quot;#&quot;;DEC2HEX([.BD5]);DEC2HEX([.BE5]);DEC2HEX([.BF5]))" table:style-name="ce1">
            <text:p>#AE633D</text:p>
          </table:table-cell>
          <table:table-cell office:value-type="string" office:string-value="RGB(174,99,61)" table:formula="of:=CONCATENATE(&quot;RGB(&quot;;[.BD5];&quot;,&quot;;[.BE5];&quot;,&quot;;[.BF5];&quot;)&quot;)" table:style-name="ce1">
            <text:p>RGB(174,99,61)</text:p>
          </table:table-cell>
          <table:table-cell table:number-columns-repeated="1631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formula="of:=31-[.A6]" table:style-name="ce1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20"/>
          <table:table-cell office:value-type="float" office:value="134" table:style-name="ce1">
            <text:p>134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21"/>
          <table:table-cell office:value-type="float" office:value="143" table:style-name="ce1">
            <text:p>143</text:p>
          </table:table-cell>
          <table:table-cell office:value-type="float" office:value="106" table:style-name="ce1">
            <text:p>10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22"/>
          <table:table-cell office:value-type="float" office:value="168" table:style-name="ce1">
            <text:p>168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23"/>
          <table:table-cell office:value-type="float" office:value="174" table:style-name="ce1">
            <text:p>174</text:p>
          </table:table-cell>
          <table:table-cell office:value-type="float" office:value="123" table:style-name="ce1">
            <text:p>12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24"/>
          <table:table-cell office:value-type="float" office:value="198" table:style-name="ce1">
            <text:p>198</text:p>
          </table:table-cell>
          <table:table-cell office:value-type="float" office:value="146" table:style-name="ce1">
            <text:p>146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25"/>
          <table:table-cell office:value-type="float" office:value="136" table:style-name="ce1">
            <text:p>136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7"/>
          <table:table-cell office:value-type="float" office:value="174" table:style-name="ce1">
            <text:p>174</text:p>
          </table:table-cell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sg</text:p>
          </table:table-cell>
          <table:table-cell office:value-type="string" table:style-name="ce1">
            <text:p>prg</text:p>
          </table:table-cell>
          <table:table-cell office:value-type="string" table:style-name="ce1">
            <text:p>prg</text:p>
          </table:table-cell>
          <table:table-cell office:value-type="string" table:style-name="ce1">
            <text:p>dsg</text:p>
          </table:table-cell>
          <table:table-cell office:value-type="string" table:style-name="ce1">
            <text:p>dbs</text:p>
          </table:table-cell>
          <table:table-cell office:value-type="string" table:style-name="ce1">
            <text:p>dcs</text:p>
          </table:table-cell>
          <table:table-cell office:value-type="string" office:string-value="3_dsg" table:formula="of:=CONCATENATE([.C6];&quot;_&quot;;[.BG6])" table:style-name="ce1">
            <text:p>3_dsg</text:p>
          </table:table-cell>
          <table:table-cell office:value-type="string" table:style-name="ce139">
            <text:p>03</text:p>
          </table:table-cell>
          <table:table-cell office:value-type="string" office:string-value="3_03" table:formula="of:=CONCATENATE([.C6];&quot;_&quot;;[.BN6])" table:style-name="ce1">
            <text:p>3_03</text:p>
          </table:table-cell>
          <table:table-cell office:value-type="float" office:value="3" table:formula="of:=[.C6]" table:style-name="ce1">
            <text:p>3</text:p>
          </table:table-cell>
          <table:table-cell office:value-type="float" office:value="3" table:formula="of:=[.C6]" table:style-name="ce1">
            <text:p>3</text:p>
          </table:table-cell>
          <table:table-cell office:value-type="string" office:string-value="3_dsg" table:formula="of:=CONCATENATE([.C6];&quot;_&quot;;[.BG6])" table:style-name="ce1">
            <text:p>3_dsg</text:p>
          </table:table-cell>
          <table:table-cell office:value-type="string" office:string-value="#AE753D" table:formula="of:=CONCATENATE(&quot;#&quot;;DEC2HEX([.BD6]);DEC2HEX([.BE6]);DEC2HEX([.BF6]))" table:style-name="ce1">
            <text:p>#AE753D</text:p>
          </table:table-cell>
          <table:table-cell office:value-type="string" office:string-value="RGB(174,117,61)" table:formula="of:=CONCATENATE(&quot;RGB(&quot;;[.BD6];&quot;,&quot;;[.BE6];&quot;,&quot;;[.BF6];&quot;)&quot;)" table:style-name="ce1">
            <text:p>RGB(174,117,61)</text:p>
          </table:table-cell>
          <table:table-cell table:number-columns-repeated="1631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formula="of:=31-[.A7]" table:style-name="ce1">
            <text:p>27</text:p>
          </table:table-cell>
          <table:table-cell office:value-type="float" office:value="4" table:style-name="ce2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26"/>
          <table:table-cell office:value-type="float" office:value="134" table:style-name="ce1">
            <text:p>134</text:p>
          </table:table-cell>
          <table:table-cell office:value-type="float" office:value="110" table:style-name="ce1">
            <text:p>11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27"/>
          <table:table-cell office:value-type="float" office:value="143" table:style-name="ce1">
            <text:p>143</text:p>
          </table:table-cell>
          <table:table-cell office:value-type="float" office:value="121" table:style-name="ce1">
            <text:p>12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28"/>
          <table:table-cell office:value-type="float" office:value="168" table:style-name="ce1">
            <text:p>168</text:p>
          </table:table-cell>
          <table:table-cell office:value-type="float" office:value="147" table:style-name="ce1">
            <text:p>14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29"/>
          <table:table-cell office:value-type="float" office:value="174" table:style-name="ce1">
            <text:p>174</text:p>
          </table:table-cell>
          <table:table-cell office:value-type="float" office:value="144" table:style-name="ce1">
            <text:p>14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30"/>
          <table:table-cell office:value-type="float" office:value="198" table:style-name="ce1">
            <text:p>198</text:p>
          </table:table-cell>
          <table:table-cell office:value-type="float" office:value="167" table:style-name="ce1">
            <text:p>167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1"/>
          <table:table-cell office:value-type="float" office:value="117" table:style-name="ce1">
            <text:p>117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2"/>
          <table:table-cell office:value-type="float" office:value="174" table:style-name="ce1">
            <text:p>174</text:p>
          </table:table-cell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vsz</text:p>
          </table:table-cell>
          <table:table-cell office:value-type="string" table:style-name="ce1">
            <text:p>ifc</text:p>
          </table:table-cell>
          <table:table-cell office:value-type="string" table:style-name="ce1">
            <text:p>mdu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ifc</text:p>
          </table:table-cell>
          <table:table-cell office:value-type="string" office:string-value="4_mdg" table:formula="of:=CONCATENATE([.C7];&quot;_&quot;;[.BG7])" table:style-name="ce1">
            <text:p>4_mdg</text:p>
          </table:table-cell>
          <table:table-cell office:value-type="string" table:style-name="ce139">
            <text:p>04</text:p>
          </table:table-cell>
          <table:table-cell office:value-type="string" office:string-value="4_04" table:formula="of:=CONCATENATE([.C7];&quot;_&quot;;[.BN7])" table:style-name="ce1">
            <text:p>4_04</text:p>
          </table:table-cell>
          <table:table-cell office:value-type="float" office:value="4" table:formula="of:=[.C7]" table:style-name="ce1">
            <text:p>4</text:p>
          </table:table-cell>
          <table:table-cell office:value-type="float" office:value="4" table:formula="of:=[.C7]" table:style-name="ce1">
            <text:p>4</text:p>
          </table:table-cell>
          <table:table-cell office:value-type="string" office:string-value="4_mdg" table:formula="of:=CONCATENATE([.C7];&quot;_&quot;;[.BG7])" table:style-name="ce1">
            <text:p>4_mdg</text:p>
          </table:table-cell>
          <table:table-cell office:value-type="string" office:string-value="#AE883D" table:formula="of:=CONCATENATE(&quot;#&quot;;DEC2HEX([.BD7]);DEC2HEX([.BE7]);DEC2HEX([.BF7]))" table:style-name="ce1">
            <text:p>#AE883D</text:p>
          </table:table-cell>
          <table:table-cell office:value-type="string" office:string-value="RGB(174,136,61)" table:formula="of:=CONCATENATE(&quot;RGB(&quot;;[.BD7];&quot;,&quot;;[.BE7];&quot;,&quot;;[.BF7];&quot;)&quot;)" table:style-name="ce1">
            <text:p>RGB(174,136,61)</text:p>
          </table:table-cell>
          <table:table-cell table:number-columns-repeated="1631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formula="of:=31-[.A8]" table:style-name="ce1">
            <text:p>26</text:p>
          </table:table-cell>
          <table:table-cell office:value-type="float" office:value="5" table:style-name="ce2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33"/>
          <table:table-cell office:value-type="float" office:value="134" table:style-name="ce1">
            <text:p>134</text:p>
          </table:table-cell>
          <table:table-cell office:value-type="float" office:value="126" table:style-name="ce1">
            <text:p>126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34"/>
          <table:table-cell office:value-type="float" office:value="143" table:style-name="ce1">
            <text:p>143</text:p>
          </table:table-cell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35"/>
          <table:table-cell office:value-type="float" office:value="168" table:style-name="ce1">
            <text:p>168</text:p>
          </table:table-cell>
          <table:table-cell office:value-type="float" office:value="162" table:style-name="ce1">
            <text:p>16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6"/>
          <table:table-cell office:value-type="float" office:value="174" table:style-name="ce1">
            <text:p>174</text:p>
          </table:table-cell>
          <table:table-cell office:value-type="float" office:value="164" table:style-name="ce1">
            <text:p>16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37"/>
          <table:table-cell office:value-type="float" office:value="198" table:style-name="ce1">
            <text:p>198</text:p>
          </table:table-cell>
          <table:table-cell office:value-type="float" office:value="188" table:style-name="ce1">
            <text:p>18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8"/>
          <table:table-cell office:value-type="float" office:value="99" table:style-name="ce1">
            <text:p>99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"/>
          <table:table-cell office:value-type="float" office:value="174" table:style-name="ce1">
            <text:p>174</text:p>
          </table:table-cell>
          <table:table-cell office:value-type="float" office:value="155" table:style-name="ce1">
            <text:p>15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mg</text:p>
          </table:table-cell>
          <table:table-cell office:value-type="string" table:style-name="ce1">
            <text:p>lds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ipl</text:p>
          </table:table-cell>
          <table:table-cell office:value-type="string" table:style-name="ce1">
            <text:p>svc</text:p>
          </table:table-cell>
          <table:table-cell office:value-type="string" table:style-name="ce1">
            <text:p>eng</text:p>
          </table:table-cell>
          <table:table-cell office:value-type="string" office:string-value="5_dmg" table:formula="of:=CONCATENATE([.C8];&quot;_&quot;;[.BG8])" table:style-name="ce1">
            <text:p>5_dmg</text:p>
          </table:table-cell>
          <table:table-cell office:value-type="string" table:style-name="ce139">
            <text:p>05</text:p>
          </table:table-cell>
          <table:table-cell office:value-type="string" office:string-value="5_05" table:formula="of:=CONCATENATE([.C8];&quot;_&quot;;[.BN8])" table:style-name="ce1">
            <text:p>5_05</text:p>
          </table:table-cell>
          <table:table-cell office:value-type="float" office:value="5" table:formula="of:=[.C8]" table:style-name="ce1">
            <text:p>5</text:p>
          </table:table-cell>
          <table:table-cell office:value-type="float" office:value="5" table:formula="of:=[.C8]" table:style-name="ce1">
            <text:p>5</text:p>
          </table:table-cell>
          <table:table-cell office:value-type="string" office:string-value="5_dmg" table:formula="of:=CONCATENATE([.C8];&quot;_&quot;;[.BG8])" table:style-name="ce1">
            <text:p>5_dmg</text:p>
          </table:table-cell>
          <table:table-cell office:value-type="string" office:string-value="#AE9B3D" table:formula="of:=CONCATENATE(&quot;#&quot;;DEC2HEX([.BD8]);DEC2HEX([.BE8]);DEC2HEX([.BF8]))" table:style-name="ce1">
            <text:p>#AE9B3D</text:p>
          </table:table-cell>
          <table:table-cell office:value-type="string" office:string-value="RGB(174,155,61)" table:formula="of:=CONCATENATE(&quot;RGB(&quot;;[.BD8];&quot;,&quot;;[.BE8];&quot;,&quot;;[.BF8];&quot;)&quot;)" table:style-name="ce1">
            <text:p>RGB(174,155,61)</text:p>
          </table:table-cell>
          <table:table-cell table:number-columns-repeated="1631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formula="of:=31-[.A9]" table:style-name="ce1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39"/>
          <table:table-cell office:value-type="float" office:value="125" table:style-name="ce1">
            <text:p>125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40"/>
          <table:table-cell office:value-type="float" office:value="135" table:style-name="ce1">
            <text:p>135</text:p>
          </table:table-cell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4"/>
          <table:table-cell office:value-type="float" office:value="160" table:style-name="ce1">
            <text:p>160</text:p>
          </table:table-cell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62" table:style-name="ce1">
            <text:p>162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41"/>
          <table:table-cell office:value-type="float" office:value="186" table:style-name="ce1">
            <text:p>186</text:p>
          </table:table-cell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2"/>
          <table:table-cell office:value-type="float" office:value="80" table:style-name="ce1">
            <text:p>80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tg</text:p>
          </table:table-cell>
          <table:table-cell office:value-type="string" table:style-name="ce1">
            <text:p>vrz</text:p>
          </table:table-cell>
          <table:table-cell office:value-type="string" table:style-name="ce1">
            <text:p>doc</text:p>
          </table:table-cell>
          <table:table-cell office:value-type="string" table:style-name="ce1">
            <text:p>doc</text:p>
          </table:table-cell>
          <table:table-cell office:value-type="string" table:style-name="ce1">
            <text:p>srv</text:p>
          </table:table-cell>
          <table:table-cell office:value-type="string" table:style-name="ce1">
            <text:p>clu</text:p>
          </table:table-cell>
          <table:table-cell office:value-type="string" office:string-value="6_mtg" table:formula="of:=CONCATENATE([.C9];&quot;_&quot;;[.BG9])" table:style-name="ce1">
            <text:p>6_mtg</text:p>
          </table:table-cell>
          <table:table-cell office:value-type="string" table:style-name="ce139">
            <text:p>06</text:p>
          </table:table-cell>
          <table:table-cell office:value-type="string" office:string-value="6_06" table:formula="of:=CONCATENATE([.C9];&quot;_&quot;;[.BN9])" table:style-name="ce1">
            <text:p>6_06</text:p>
          </table:table-cell>
          <table:table-cell office:value-type="float" office:value="6" table:formula="of:=[.C9]" table:style-name="ce1">
            <text:p>6</text:p>
          </table:table-cell>
          <table:table-cell office:value-type="float" office:value="6" table:formula="of:=[.C9]" table:style-name="ce1">
            <text:p>6</text:p>
          </table:table-cell>
          <table:table-cell office:value-type="string" office:string-value="6_mtg" table:formula="of:=CONCATENATE([.C9];&quot;_&quot;;[.BG9])" table:style-name="ce1">
            <text:p>6_mtg</text:p>
          </table:table-cell>
          <table:table-cell office:value-type="string" office:string-value="#AEAE3D" table:formula="of:=CONCATENATE(&quot;#&quot;;DEC2HEX([.BD9]);DEC2HEX([.BE9]);DEC2HEX([.BF9]))" table:style-name="ce1">
            <text:p>#AEAE3D</text:p>
          </table:table-cell>
          <table:table-cell office:value-type="string" office:string-value="RGB(174,174,61)" table:formula="of:=CONCATENATE(&quot;RGB(&quot;;[.BD9];&quot;,&quot;;[.BE9];&quot;,&quot;;[.BF9];&quot;)&quot;)" table:style-name="ce1">
            <text:p>RGB(174,174,61)</text:p>
          </table:table-cell>
          <table:table-cell table:number-columns-repeated="1631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formula="of:=31-[.A10]" table:style-name="ce1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43"/>
          <table:table-cell office:value-type="float" office:value="109" table:style-name="ce1">
            <text:p>109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44"/>
          <table:table-cell office:value-type="float" office:value="120" table:style-name="ce1">
            <text:p>120</text:p>
          </table:table-cell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4"/>
          <table:table-cell office:value-type="float" office:value="145" table:style-name="ce1">
            <text:p>145</text:p>
          </table:table-cell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42" table:style-name="ce1">
            <text:p>142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45"/>
          <table:table-cell office:value-type="float" office:value="165" table:style-name="ce1">
            <text:p>165</text:p>
          </table:table-cell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4"/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nv</text:p>
          </table:table-cell>
          <table:table-cell office:value-type="string" table:style-name="ce1">
            <text:p>bro</text:p>
          </table:table-cell>
          <table:table-cell office:value-type="string" table:style-name="ce1">
            <text:p>mtc</text:p>
          </table:table-cell>
          <table:table-cell office:value-type="string" table:style-name="ce1">
            <text:p>spt</text:p>
          </table:table-cell>
          <table:table-cell office:value-type="string" table:style-name="ce1">
            <text:p>bro</text:p>
          </table:table-cell>
          <table:table-cell office:value-type="string" table:style-name="ce1">
            <text:p>mtc</text:p>
          </table:table-cell>
          <table:table-cell office:value-type="string" office:string-value="7_env" table:formula="of:=CONCATENATE([.C10];&quot;_&quot;;[.BG10])" table:style-name="ce1">
            <text:p>7_env</text:p>
          </table:table-cell>
          <table:table-cell office:value-type="string" table:style-name="ce139">
            <text:p>07</text:p>
          </table:table-cell>
          <table:table-cell office:value-type="string" office:string-value="7_07" table:formula="of:=CONCATENATE([.C10];&quot;_&quot;;[.BN10])" table:style-name="ce1">
            <text:p>7_07</text:p>
          </table:table-cell>
          <table:table-cell office:value-type="float" office:value="7" table:formula="of:=[.C10]" table:style-name="ce1">
            <text:p>7</text:p>
          </table:table-cell>
          <table:table-cell office:value-type="float" office:value="7" table:formula="of:=[.C10]" table:style-name="ce1">
            <text:p>7</text:p>
          </table:table-cell>
          <table:table-cell office:value-type="string" office:string-value="7_env" table:formula="of:=CONCATENATE([.C10];&quot;_&quot;;[.BG10])" table:style-name="ce1">
            <text:p>7_env</text:p>
          </table:table-cell>
          <table:table-cell office:value-type="string" office:string-value="#9BAE3D" table:formula="of:=CONCATENATE(&quot;#&quot;;DEC2HEX([.BD10]);DEC2HEX([.BE10]);DEC2HEX([.BF10]))" table:style-name="ce1">
            <text:p>#9BAE3D</text:p>
          </table:table-cell>
          <table:table-cell office:value-type="string" office:string-value="RGB(155,174,61)" table:formula="of:=CONCATENATE(&quot;RGB(&quot;;[.BD10];&quot;,&quot;;[.BE10];&quot;,&quot;;[.BF10];&quot;)&quot;)" table:style-name="ce1">
            <text:p>RGB(155,174,61)</text:p>
          </table:table-cell>
          <table:table-cell table:number-columns-repeated="1631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formula="of:=31-[.A11]" table:style-name="ce1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47"/>
          <table:table-cell office:value-type="float" office:value="92" table:style-name="ce1">
            <text:p>92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48"/>
          <table:table-cell office:value-type="float" office:value="105" table:style-name="ce1">
            <text:p>105</text:p>
          </table:table-cell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49"/>
          <table:table-cell office:value-type="float" office:value="130" table:style-name="ce1">
            <text:p>130</text:p>
          </table:table-cell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1"/>
          <table:table-cell office:value-type="float" office:value="121" table:style-name="ce1">
            <text:p>121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0"/>
          <table:table-cell office:value-type="float" office:value="144" table:style-name="ce1">
            <text:p>144</text:p>
          </table:table-cell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25"/>
          <table:table-cell office:value-type="float" office:value="136" table:style-name="ce1">
            <text:p>136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app</text:p>
          </table:table-cell>
          <table:table-cell office:value-type="string" table:style-name="ce1">
            <text:p>vld</text:p>
          </table:table-cell>
          <table:table-cell office:value-type="string" table:style-name="ce1">
            <text:p>vld</text:p>
          </table:table-cell>
          <table:table-cell office:value-type="string" table:style-name="ce1">
            <text:p>dbg</text:p>
          </table:table-cell>
          <table:table-cell office:value-type="string" table:style-name="ce1">
            <text:p>vld</text:p>
          </table:table-cell>
          <table:table-cell office:value-type="string" office:string-value="8_sys" table:formula="of:=CONCATENATE([.C11];&quot;_&quot;;[.BG11])" table:style-name="ce1">
            <text:p>8_sys</text:p>
          </table:table-cell>
          <table:table-cell office:value-type="string" table:style-name="ce139">
            <text:p>08</text:p>
          </table:table-cell>
          <table:table-cell office:value-type="string" office:string-value="8_08" table:formula="of:=CONCATENATE([.C11];&quot;_&quot;;[.BN11])" table:style-name="ce1">
            <text:p>8_08</text:p>
          </table:table-cell>
          <table:table-cell office:value-type="float" office:value="8" table:formula="of:=[.C11]" table:style-name="ce1">
            <text:p>8</text:p>
          </table:table-cell>
          <table:table-cell office:value-type="float" office:value="8" table:formula="of:=[.C11]" table:style-name="ce1">
            <text:p>8</text:p>
          </table:table-cell>
          <table:table-cell office:value-type="string" office:string-value="8_sys" table:formula="of:=CONCATENATE([.C11];&quot;_&quot;;[.BG11])" table:style-name="ce1">
            <text:p>8_sys</text:p>
          </table:table-cell>
          <table:table-cell office:value-type="string" office:string-value="#88AE3D" table:formula="of:=CONCATENATE(&quot;#&quot;;DEC2HEX([.BD11]);DEC2HEX([.BE11]);DEC2HEX([.BF11]))" table:style-name="ce1">
            <text:p>#88AE3D</text:p>
          </table:table-cell>
          <table:table-cell office:value-type="string" office:string-value="RGB(136,174,61)" table:formula="of:=CONCATENATE(&quot;RGB(&quot;;[.BD11];&quot;,&quot;;[.BE11];&quot;,&quot;;[.BF11];&quot;)&quot;)" table:style-name="ce1">
            <text:p>RGB(136,174,61)</text:p>
          </table:table-cell>
          <table:table-cell table:number-columns-repeated="1631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formula="of:=31-[.A12]" table:style-name="ce1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51"/>
          <table:table-cell office:value-type="float" office:value="76" table:style-name="ce1">
            <text:p>76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48"/>
          <table:table-cell office:value-type="float" office:value="90" table:style-name="ce1">
            <text:p>90</text:p>
          </table:table-cell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38"/>
          <table:table-cell office:value-type="float" office:value="115" table:style-name="ce1">
            <text:p>115</text:p>
          </table:table-cell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8"/>
          <table:table-cell office:value-type="float" office:value="100" table:style-name="ce1">
            <text:p>100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2"/>
          <table:table-cell office:value-type="float" office:value="123" table:style-name="ce1">
            <text:p>123</text:p>
          </table:table-cell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1"/>
          <table:table-cell office:value-type="float" office:value="117" table:style-name="ce1">
            <text:p>117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req</text:p>
          </table:table-cell>
          <table:table-cell office:value-type="string" table:style-name="ce1">
            <text:p>req</text:p>
          </table:table-cell>
          <table:table-cell office:value-type="string" table:style-name="ce1">
            <text:p>cmc</text:p>
          </table:table-cell>
          <table:table-cell office:value-type="string" table:style-name="ce1">
            <text:p>cmc</text:p>
          </table:table-cell>
          <table:table-cell office:value-type="string" table:style-name="ce1">
            <text:p>vtz</text:p>
          </table:table-cell>
          <table:table-cell office:value-type="string" table:style-name="ce1">
            <text:p>cmc</text:p>
          </table:table-cell>
          <table:table-cell office:value-type="string" office:string-value="9_req" table:formula="of:=CONCATENATE([.C12];&quot;_&quot;;[.BG12])" table:style-name="ce1">
            <text:p>9_req</text:p>
          </table:table-cell>
          <table:table-cell office:value-type="string" table:style-name="ce139">
            <text:p>09</text:p>
          </table:table-cell>
          <table:table-cell office:value-type="string" office:string-value="9_09" table:formula="of:=CONCATENATE([.C12];&quot;_&quot;;[.BN12])" table:style-name="ce1">
            <text:p>9_09</text:p>
          </table:table-cell>
          <table:table-cell office:value-type="float" office:value="9" table:formula="of:=[.C12]" table:style-name="ce1">
            <text:p>9</text:p>
          </table:table-cell>
          <table:table-cell office:value-type="float" office:value="9" table:formula="of:=[.C12]" table:style-name="ce1">
            <text:p>9</text:p>
          </table:table-cell>
          <table:table-cell office:value-type="string" office:string-value="9_req" table:formula="of:=CONCATENATE([.C12];&quot;_&quot;;[.BG12])" table:style-name="ce1">
            <text:p>9_req</text:p>
          </table:table-cell>
          <table:table-cell office:value-type="string" office:string-value="#75AE3D" table:formula="of:=CONCATENATE(&quot;#&quot;;DEC2HEX([.BD12]);DEC2HEX([.BE12]);DEC2HEX([.BF12]))" table:style-name="ce1">
            <text:p>#75AE3D</text:p>
          </table:table-cell>
          <table:table-cell office:value-type="string" office:string-value="RGB(117,174,61)" table:formula="of:=CONCATENATE(&quot;RGB(&quot;;[.BD12];&quot;,&quot;;[.BE12];&quot;,&quot;;[.BF12];&quot;)&quot;)" table:style-name="ce1">
            <text:p>RGB(117,174,61)</text:p>
          </table:table-cell>
          <table:table-cell table:number-columns-repeated="1631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formula="of:=31-[.A13]" table:style-name="ce1">
            <text:p>21</text:p>
          </table:table-cell>
          <table:table-cell office:value-type="string" table:style-name="ce2">
            <text:p>a</text:p>
          </table:table-cell>
          <table:table-cell office:value-type="float" office:value="110" table:style-name="ce1">
            <text:p>110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53"/>
          <table:table-cell office:value-type="float" office:value="60" table:style-name="ce1">
            <text:p>60</text:p>
          </table:table-cell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54"/>
          <table:table-cell office:value-type="float" office:value="75" table:style-name="ce1">
            <text:p>75</text:p>
          </table:table-cell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38"/>
          <table:table-cell office:value-type="float" office:value="100" table:style-name="ce1">
            <text:p>100</text:p>
          </table:table-cell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2"/>
          <table:table-cell office:value-type="float" office:value="80" table:style-name="ce1">
            <text:p>80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5"/>
          <table:table-cell office:value-type="float" office:value="102" table:style-name="ce1">
            <text:p>102</text:p>
          </table:table-cell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5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8"/>
          <table:table-cell office:value-type="float" office:value="99" table:style-name="ce1">
            <text:p>99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r</text:p>
          </table:table-cell>
          <table:table-cell office:value-type="string" table:style-name="ce1">
            <text:p>acr</text:p>
          </table:table-cell>
          <table:table-cell table:number-columns-repeated="4" table:style-name="ce1"/>
          <table:table-cell office:value-type="string" office:string-value="a_acr" table:formula="of:=CONCATENATE([.C13];&quot;_&quot;;[.BG13])" table:style-name="ce1">
            <text:p>a_acr</text:p>
          </table:table-cell>
          <table:table-cell office:value-type="float" office:value="10" table:style-name="ce1">
            <text:p>10</text:p>
          </table:table-cell>
          <table:table-cell office:value-type="string" office:string-value="a_10" table:formula="of:=CONCATENATE([.C13];&quot;_&quot;;[.BN13])" table:style-name="ce1">
            <text:p>a_10</text:p>
          </table:table-cell>
          <table:table-cell office:value-type="string" office:string-value="a" table:formula="of:=[.C13]" table:style-name="ce1">
            <text:p>a</text:p>
          </table:table-cell>
          <table:table-cell office:value-type="string" office:string-value="acr" table:formula="of:=[.BG13]" table:style-name="ce1">
            <text:p>acr</text:p>
          </table:table-cell>
          <table:table-cell office:value-type="string" office:string-value="acr" table:formula="of:=[.BG13]" table:style-name="ce1">
            <text:p>acr</text:p>
          </table:table-cell>
          <table:table-cell office:value-type="string" office:string-value="#63AE3D" table:formula="of:=CONCATENATE(&quot;#&quot;;DEC2HEX([.BD13]);DEC2HEX([.BE13]);DEC2HEX([.BF13]))" table:style-name="ce1">
            <text:p>#63AE3D</text:p>
          </table:table-cell>
          <table:table-cell office:value-type="string" office:string-value="RGB(99,174,61)" table:formula="of:=CONCATENATE(&quot;RGB(&quot;;[.BD13];&quot;,&quot;;[.BE13];&quot;,&quot;;[.BF13];&quot;)&quot;)" table:style-name="ce1">
            <text:p>RGB(99,174,61)</text:p>
          </table:table-cell>
          <table:table-cell office:value-type="string" table:style-name="ce1">
            <text:p>architecture</text:p>
          </table:table-cell>
          <table:table-cell table:number-columns-repeated="1631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formula="of:=31-[.A14]" table:style-name="ce1">
            <text:p>20</text:p>
          </table:table-cell>
          <table:table-cell office:value-type="string" table:style-name="ce2">
            <text:p>b</text:p>
          </table:table-cell>
          <table:table-cell office:value-type="float" office:value="121" table:style-name="ce1">
            <text:p>121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53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57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42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8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59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2"/>
          <table:table-cell office:value-type="float" office:value="80" table:style-name="ce1">
            <text:p>80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sm</text:p>
          </table:table-cell>
          <table:table-cell office:value-type="string" table:style-name="ce1">
            <text:p>bsm</text:p>
          </table:table-cell>
          <table:table-cell table:number-columns-repeated="4" table:style-name="ce1"/>
          <table:table-cell office:value-type="string" office:string-value="b_bsm" table:formula="of:=CONCATENATE([.C14];&quot;_&quot;;[.BG14])" table:style-name="ce1">
            <text:p>b_bsm</text:p>
          </table:table-cell>
          <table:table-cell office:value-type="float" office:value="11" table:style-name="ce1">
            <text:p>11</text:p>
          </table:table-cell>
          <table:table-cell office:value-type="string" office:string-value="b_11" table:formula="of:=CONCATENATE([.C14];&quot;_&quot;;[.BN14])" table:style-name="ce1">
            <text:p>b_11</text:p>
          </table:table-cell>
          <table:table-cell office:value-type="string" office:string-value="b" table:formula="of:=[.C14]" table:style-name="ce1">
            <text:p>b</text:p>
          </table:table-cell>
          <table:table-cell office:value-type="string" office:string-value="bsm" table:formula="of:=[.BG14]" table:style-name="ce1">
            <text:p>bsm</text:p>
          </table:table-cell>
          <table:table-cell office:value-type="string" office:string-value="bsm" table:formula="of:=[.BG14]" table:style-name="ce1">
            <text:p>bsm</text:p>
          </table:table-cell>
          <table:table-cell office:value-type="string" office:string-value="#50AE3D" table:formula="of:=CONCATENATE(&quot;#&quot;;DEC2HEX([.BD14]);DEC2HEX([.BE14]);DEC2HEX([.BF14]))" table:style-name="ce1">
            <text:p>#50AE3D</text:p>
          </table:table-cell>
          <table:table-cell office:value-type="string" office:string-value="RGB(80,174,61)" table:formula="of:=CONCATENATE(&quot;RGB(&quot;;[.BD14];&quot;,&quot;;[.BE14];&quot;,&quot;;[.BF14];&quot;)&quot;)" table:style-name="ce1">
            <text:p>RGB(80,174,61)</text:p>
          </table:table-cell>
          <table:table-cell office:value-type="string" table:style-name="ce1">
            <text:p>base structure and model</text:p>
          </table:table-cell>
          <table:table-cell table:number-columns-repeated="1631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formula="of:=31-[.A15]" table:style-name="ce1">
            <text:p>19</text:p>
          </table:table-cell>
          <table:table-cell office:value-type="string" table:style-name="ce2">
            <text:p>c</text:p>
          </table:table-cell>
          <table:table-cell office:value-type="float" office:value="132" table:style-name="ce1">
            <text:p>132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60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61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42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8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2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np</text:p>
          </table:table-cell>
          <table:table-cell office:value-type="string" table:style-name="ce1">
            <text:p>cnp</text:p>
          </table:table-cell>
          <table:table-cell table:number-columns-repeated="4" table:style-name="ce1"/>
          <table:table-cell office:value-type="string" office:string-value="c_cnp" table:formula="of:=CONCATENATE([.C15];&quot;_&quot;;[.BG15])" table:style-name="ce1">
            <text:p>c_cnp</text:p>
          </table:table-cell>
          <table:table-cell office:value-type="float" office:value="12" table:style-name="ce1">
            <text:p>12</text:p>
          </table:table-cell>
          <table:table-cell office:value-type="string" office:string-value="c_12" table:formula="of:=CONCATENATE([.C15];&quot;_&quot;;[.BN15])" table:style-name="ce1">
            <text:p>c_12</text:p>
          </table:table-cell>
          <table:table-cell office:value-type="string" office:string-value="c" table:formula="of:=[.C15]" table:style-name="ce1">
            <text:p>c</text:p>
          </table:table-cell>
          <table:table-cell office:value-type="string" office:string-value="cnp" table:formula="of:=[.BG15]" table:style-name="ce1">
            <text:p>cnp</text:p>
          </table:table-cell>
          <table:table-cell office:value-type="string" office:string-value="cnp" table:formula="of:=[.BG15]" table:style-name="ce1">
            <text:p>cnp</text:p>
          </table:table-cell>
          <table:table-cell office:value-type="string" office:string-value="#3DAE3D" table:formula="of:=CONCATENATE(&quot;#&quot;;DEC2HEX([.BD15]);DEC2HEX([.BE15]);DEC2HEX([.BF15]))" table:style-name="ce1">
            <text:p>#3DAE3D</text:p>
          </table:table-cell>
          <table:table-cell office:value-type="string" office:string-value="RGB(61,174,61)" table:formula="of:=CONCATENATE(&quot;RGB(&quot;;[.BD15];&quot;,&quot;;[.BE15];&quot;,&quot;;[.BF15];&quot;)&quot;)" table:style-name="ce1">
            <text:p>RGB(61,174,61)</text:p>
          </table:table-cell>
          <table:table-cell office:value-type="string" table:style-name="ce1">
            <text:p>concept</text:p>
          </table:table-cell>
          <table:table-cell table:style-name="ce1"/>
          <table:table-cell office:value-type="string" office:string-value="conceptdata modelling" table:formula="of:=CONCATENATE([.BU15];[.BU16])" table:style-name="ce1">
            <text:p>conceptdata modelling</text:p>
          </table:table-cell>
          <table:table-cell table:number-columns-repeated="1630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formula="of:=31-[.A16]" table:style-name="ce1">
            <text:p>18</text:p>
          </table:table-cell>
          <table:table-cell office:value-type="string" table:style-name="ce2">
            <text:p>d</text:p>
          </table:table-cell>
          <table:table-cell office:value-type="float" office:value="143" table:style-name="ce1">
            <text:p>143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60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63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42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64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5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tm</text:p>
          </table:table-cell>
          <table:table-cell office:value-type="string" table:style-name="ce1">
            <text:p>dtm</text:p>
          </table:table-cell>
          <table:table-cell table:number-columns-repeated="4" table:style-name="ce1"/>
          <table:table-cell office:value-type="string" office:string-value="d_dtm" table:formula="of:=CONCATENATE([.C16];&quot;_&quot;;[.BG16])" table:style-name="ce1">
            <text:p>d_dtm</text:p>
          </table:table-cell>
          <table:table-cell office:value-type="float" office:value="13" table:style-name="ce1">
            <text:p>13</text:p>
          </table:table-cell>
          <table:table-cell office:value-type="string" office:string-value="d_13" table:formula="of:=CONCATENATE([.C16];&quot;_&quot;;[.BN16])" table:style-name="ce1">
            <text:p>d_13</text:p>
          </table:table-cell>
          <table:table-cell office:value-type="string" office:string-value="d" table:formula="of:=[.C16]" table:style-name="ce1">
            <text:p>d</text:p>
          </table:table-cell>
          <table:table-cell office:value-type="string" office:string-value="dtm" table:formula="of:=[.BG16]" table:style-name="ce1">
            <text:p>dtm</text:p>
          </table:table-cell>
          <table:table-cell office:value-type="string" office:string-value="dtm" table:formula="of:=[.BG16]" table:style-name="ce1">
            <text:p>dtm</text:p>
          </table:table-cell>
          <table:table-cell office:value-type="string" office:string-value="#3DAE50" table:formula="of:=CONCATENATE(&quot;#&quot;;DEC2HEX([.BD16]);DEC2HEX([.BE16]);DEC2HEX([.BF16]))" table:style-name="ce1">
            <text:p>#3DAE50</text:p>
          </table:table-cell>
          <table:table-cell office:value-type="string" office:string-value="RGB(61,174,80)" table:formula="of:=CONCATENATE(&quot;RGB(&quot;;[.BD16];&quot;,&quot;;[.BE16];&quot;,&quot;;[.BF16];&quot;)&quot;)" table:style-name="ce1">
            <text:p>RGB(61,174,80)</text:p>
          </table:table-cell>
          <table:table-cell office:value-type="string" table:style-name="ce1">
            <text:p>data modelling</text:p>
          </table:table-cell>
          <table:table-cell table:number-columns-repeated="1631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formula="of:=31-[.A17]" table:style-name="ce1">
            <text:p>17</text:p>
          </table:table-cell>
          <table:table-cell office:value-type="string" table:style-name="ce2">
            <text:p>e</text:p>
          </table:table-cell>
          <table:table-cell office:value-type="float" office:value="154" table:style-name="ce1">
            <text:p>154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66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67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68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5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56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9"/>
          <table:table-cell office:value-type="float" office:value="61" table:style-name="ce1">
            <text:p>61</text:p>
          </table:table-cell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4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egn</text:p>
          </table:table-cell>
          <table:table-cell table:number-columns-repeated="4" table:style-name="ce1"/>
          <table:table-cell office:value-type="string" office:string-value="e_eng" table:formula="of:=CONCATENATE([.C17];&quot;_&quot;;[.BG17])" table:style-name="ce1">
            <text:p>e_eng</text:p>
          </table:table-cell>
          <table:table-cell office:value-type="float" office:value="14" table:style-name="ce1">
            <text:p>14</text:p>
          </table:table-cell>
          <table:table-cell office:value-type="string" office:string-value="e_14" table:formula="of:=CONCATENATE([.C17];&quot;_&quot;;[.BN17])" table:style-name="ce1">
            <text:p>e_14</text:p>
          </table:table-cell>
          <table:table-cell office:value-type="string" office:string-value="e" table:formula="of:=[.C17]" table:style-name="ce1">
            <text:p>e</text:p>
          </table:table-cell>
          <table:table-cell office:value-type="string" office:string-value="eng" table:formula="of:=[.BG17]" table:style-name="ce1">
            <text:p>eng</text:p>
          </table:table-cell>
          <table:table-cell office:value-type="string" office:string-value="eng" table:formula="of:=[.BG17]" table:style-name="ce1">
            <text:p>eng</text:p>
          </table:table-cell>
          <table:table-cell office:value-type="string" office:string-value="#3DAE63" table:formula="of:=CONCATENATE(&quot;#&quot;;DEC2HEX([.BD17]);DEC2HEX([.BE17]);DEC2HEX([.BF17]))" table:style-name="ce1">
            <text:p>#3DAE63</text:p>
          </table:table-cell>
          <table:table-cell office:value-type="string" office:string-value="RGB(61,174,99)" table:formula="of:=CONCATENATE(&quot;RGB(&quot;;[.BD17];&quot;,&quot;;[.BE17];&quot;,&quot;;[.BF17];&quot;)&quot;)" table:style-name="ce1">
            <text:p>RGB(61,174,99)</text:p>
          </table:table-cell>
          <table:table-cell office:value-type="string" table:style-name="ce1">
            <text:p>engineering</text:p>
          </table:table-cell>
          <table:table-cell table:number-columns-repeated="1631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formula="of:=31-[.A18]" table:style-name="ce1">
            <text:p>16</text:p>
          </table:table-cell>
          <table:table-cell office:value-type="string" table:style-name="ce2">
            <text:p>f</text:p>
          </table:table-cell>
          <table:table-cell office:value-type="float" office:value="165" table:style-name="ce1">
            <text:p>165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70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71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72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2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62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73"/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56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fmr</text:p>
          </table:table-cell>
          <table:table-cell office:value-type="string" table:style-name="ce1">
            <text:p>fmr</text:p>
          </table:table-cell>
          <table:table-cell table:number-columns-repeated="4" table:style-name="ce1"/>
          <table:table-cell office:value-type="string" office:string-value="f_fmr" table:formula="of:=CONCATENATE([.C18];&quot;_&quot;;[.BG18])" table:style-name="ce1">
            <text:p>f_fmr</text:p>
          </table:table-cell>
          <table:table-cell office:value-type="float" office:value="15" table:style-name="ce1">
            <text:p>15</text:p>
          </table:table-cell>
          <table:table-cell office:value-type="string" office:string-value="f_15" table:formula="of:=CONCATENATE([.C18];&quot;_&quot;;[.BN18])" table:style-name="ce1">
            <text:p>f_15</text:p>
          </table:table-cell>
          <table:table-cell office:value-type="string" office:string-value="f" table:formula="of:=[.C18]" table:style-name="ce1">
            <text:p>f</text:p>
          </table:table-cell>
          <table:table-cell office:value-type="string" office:string-value="fmr" table:formula="of:=[.BG18]" table:style-name="ce1">
            <text:p>fmr</text:p>
          </table:table-cell>
          <table:table-cell office:value-type="string" office:string-value="fmr" table:formula="of:=[.BG18]" table:style-name="ce1">
            <text:p>fmr</text:p>
          </table:table-cell>
          <table:table-cell office:value-type="string" office:string-value="#3DAE75" table:formula="of:=CONCATENATE(&quot;#&quot;;DEC2HEX([.BD18]);DEC2HEX([.BE18]);DEC2HEX([.BF18]))" table:style-name="ce1">
            <text:p>#3DAE75</text:p>
          </table:table-cell>
          <table:table-cell office:value-type="string" office:string-value="RGB(61,174,117)" table:formula="of:=CONCATENATE(&quot;RGB(&quot;;[.BD18];&quot;,&quot;;[.BE18];&quot;,&quot;;[.BF18];&quot;)&quot;)" table:style-name="ce1">
            <text:p>RGB(61,174,117)</text:p>
          </table:table-cell>
          <table:table-cell office:value-type="string" table:style-name="ce1">
            <text:p>framework</text:p>
          </table:table-cell>
          <table:table-cell table:number-columns-repeated="1631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formula="of:=31-[.A19]" table:style-name="ce1">
            <text:p>15</text:p>
          </table:table-cell>
          <table:table-cell office:value-type="string" table:style-name="ce2">
            <text:p>g</text:p>
          </table:table-cell>
          <table:table-cell office:value-type="float" office:value="176" table:style-name="ce1">
            <text:p>176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70"/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74"/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75"/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5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76"/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77"/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59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ds</text:p>
          </table:table-cell>
          <table:table-cell office:value-type="string" table:style-name="ce1">
            <text:p>gds</text:p>
          </table:table-cell>
          <table:table-cell table:number-columns-repeated="4" table:style-name="ce1"/>
          <table:table-cell office:value-type="string" office:string-value="g_gds" table:formula="of:=CONCATENATE([.C19];&quot;_&quot;;[.BG19])" table:style-name="ce1">
            <text:p>g_gds</text:p>
          </table:table-cell>
          <table:table-cell office:value-type="float" office:value="16" table:style-name="ce1">
            <text:p>16</text:p>
          </table:table-cell>
          <table:table-cell office:value-type="string" office:string-value="g_16" table:formula="of:=CONCATENATE([.C19];&quot;_&quot;;[.BN19])" table:style-name="ce1">
            <text:p>g_16</text:p>
          </table:table-cell>
          <table:table-cell office:value-type="string" office:string-value="g" table:formula="of:=[.C19]" table:style-name="ce1">
            <text:p>g</text:p>
          </table:table-cell>
          <table:table-cell office:value-type="string" office:string-value="gds" table:formula="of:=[.BG19]" table:style-name="ce1">
            <text:p>gds</text:p>
          </table:table-cell>
          <table:table-cell office:value-type="string" office:string-value="gds" table:formula="of:=[.BG19]" table:style-name="ce1">
            <text:p>gds</text:p>
          </table:table-cell>
          <table:table-cell office:value-type="string" office:string-value="#3DAE88" table:formula="of:=CONCATENATE(&quot;#&quot;;DEC2HEX([.BD19]);DEC2HEX([.BE19]);DEC2HEX([.BF19]))" table:style-name="ce1">
            <text:p>#3DAE88</text:p>
          </table:table-cell>
          <table:table-cell office:value-type="string" office:string-value="RGB(61,174,136)" table:formula="of:=CONCATENATE(&quot;RGB(&quot;;[.BD19];&quot;,&quot;;[.BE19];&quot;,&quot;;[.BF19];&quot;)&quot;)" table:style-name="ce1">
            <text:p>RGB(61,174,136)</text:p>
          </table:table-cell>
          <table:table-cell office:value-type="string" table:style-name="ce1">
            <text:p>guidelines</text:p>
          </table:table-cell>
          <table:table-cell table:number-columns-repeated="1631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formula="of:=31-[.A20]" table:style-name="ce1">
            <text:p>14</text:p>
          </table:table-cell>
          <table:table-cell office:value-type="string" table:style-name="ce2">
            <text:p>h</text:p>
          </table:table-cell>
          <table:table-cell office:value-type="float" office:value="187" table:style-name="ce1">
            <text:p>187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78"/>
          <table:table-cell office:value-type="float" office:value="45" table:style-name="ce1">
            <text:p>45</text:p>
          </table:table-cell>
          <table:table-cell office:value-type="float" office:value="123" table:style-name="ce1">
            <text:p>12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79"/>
          <table:table-cell office:value-type="float" office:value="61" table:style-name="ce1">
            <text:p>61</text:p>
          </table:table-cell>
          <table:table-cell office:value-type="float" office:value="133" table:style-name="ce1">
            <text:p>13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80"/>
          <table:table-cell office:value-type="float" office:value="87" table:style-name="ce1">
            <text:p>87</text:p>
          </table:table-cell>
          <table:table-cell office:value-type="float" office:value="159" table:style-name="ce1">
            <text:p>159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1"/>
          <table:table-cell office:value-type="float" office:value="61" table:style-name="ce1">
            <text:p>61</text:p>
          </table:table-cell>
          <table:table-cell office:value-type="float" office:value="160" table:style-name="ce1">
            <text:p>160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76"/>
          <table:table-cell office:value-type="float" office:value="83" table:style-name="ce1">
            <text:p>83</text:p>
          </table:table-cell>
          <table:table-cell office:value-type="float" office:value="184" table:style-name="ce1">
            <text:p>184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2"/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2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hry</text:p>
          </table:table-cell>
          <table:table-cell office:value-type="string" table:style-name="ce1">
            <text:p>hry</text:p>
          </table:table-cell>
          <table:table-cell table:number-columns-repeated="4" table:style-name="ce1"/>
          <table:table-cell office:value-type="string" office:string-value="h_hry" table:formula="of:=CONCATENATE([.C20];&quot;_&quot;;[.BG20])" table:style-name="ce1">
            <text:p>h_hry</text:p>
          </table:table-cell>
          <table:table-cell office:value-type="float" office:value="17" table:style-name="ce1">
            <text:p>17</text:p>
          </table:table-cell>
          <table:table-cell office:value-type="string" office:string-value="h_17" table:formula="of:=CONCATENATE([.C20];&quot;_&quot;;[.BN20])" table:style-name="ce1">
            <text:p>h_17</text:p>
          </table:table-cell>
          <table:table-cell office:value-type="string" office:string-value="h" table:formula="of:=[.C20]" table:style-name="ce1">
            <text:p>h</text:p>
          </table:table-cell>
          <table:table-cell office:value-type="string" office:string-value="hry" table:formula="of:=[.BG20]" table:style-name="ce1">
            <text:p>hry</text:p>
          </table:table-cell>
          <table:table-cell office:value-type="string" office:string-value="hry" table:formula="of:=[.BG20]" table:style-name="ce1">
            <text:p>hry</text:p>
          </table:table-cell>
          <table:table-cell office:value-type="string" office:string-value="#3DAE9B" table:formula="of:=CONCATENATE(&quot;#&quot;;DEC2HEX([.BD20]);DEC2HEX([.BE20]);DEC2HEX([.BF20]))" table:style-name="ce1">
            <text:p>#3DAE9B</text:p>
          </table:table-cell>
          <table:table-cell office:value-type="string" office:string-value="RGB(61,174,155)" table:formula="of:=CONCATENATE(&quot;RGB(&quot;;[.BD20];&quot;,&quot;;[.BE20];&quot;,&quot;;[.BF20];&quot;)&quot;)" table:style-name="ce1">
            <text:p>RGB(61,174,155)</text:p>
          </table:table-cell>
          <table:table-cell office:value-type="string" table:style-name="ce1">
            <text:p>hierarchy</text:p>
          </table:table-cell>
          <table:table-cell table:number-columns-repeated="1631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formula="of:=31-[.A21]" table:style-name="ce1">
            <text:p>13</text:p>
          </table:table-cell>
          <table:table-cell office:value-type="string" table:style-name="ce2">
            <text:p>I</text:p>
          </table:table-cell>
          <table:table-cell office:value-type="float" office:value="198" table:style-name="ce1">
            <text:p>198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83"/>
          <table:table-cell office:value-type="float" office:value="45" table:style-name="ce1">
            <text:p>45</text:p>
          </table:table-cell>
          <table:table-cell office:value-type="float" office:value="107" table:style-name="ce1">
            <text:p>107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84"/>
          <table:table-cell office:value-type="float" office:value="61" table:style-name="ce1">
            <text:p>61</text:p>
          </table:table-cell>
          <table:table-cell office:value-type="float" office:value="118" table:style-name="ce1">
            <text:p>118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85"/>
          <table:table-cell office:value-type="float" office:value="87" table:style-name="ce1">
            <text:p>87</text:p>
          </table:table-cell>
          <table:table-cell office:value-type="float" office:value="144" table:style-name="ce1">
            <text:p>144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73"/>
          <table:table-cell office:value-type="float" office:value="61" table:style-name="ce1">
            <text:p>61</text:p>
          </table:table-cell>
          <table:table-cell office:value-type="float" office:value="140" table:style-name="ce1">
            <text:p>140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86"/>
          <table:table-cell office:value-type="float" office:value="83" table:style-name="ce1">
            <text:p>83</text:p>
          </table:table-cell>
          <table:table-cell office:value-type="float" office:value="163" table:style-name="ce1">
            <text:p>16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7"/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5"/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ifc</text:p>
          </table:table-cell>
          <table:table-cell office:value-type="string" table:style-name="ce1">
            <text:p>ifc</text:p>
          </table:table-cell>
          <table:table-cell table:number-columns-repeated="4" table:style-name="ce1"/>
          <table:table-cell office:value-type="string" office:string-value="I_ifc" table:formula="of:=CONCATENATE([.C21];&quot;_&quot;;[.BG21])" table:style-name="ce1">
            <text:p>I_ifc</text:p>
          </table:table-cell>
          <table:table-cell office:value-type="float" office:value="18" table:style-name="ce1">
            <text:p>18</text:p>
          </table:table-cell>
          <table:table-cell office:value-type="string" office:string-value="I_18" table:formula="of:=CONCATENATE([.C21];&quot;_&quot;;[.BN21])" table:style-name="ce1">
            <text:p>I_18</text:p>
          </table:table-cell>
          <table:table-cell office:value-type="string" office:string-value="I" table:formula="of:=[.C21]" table:style-name="ce1">
            <text:p>I</text:p>
          </table:table-cell>
          <table:table-cell office:value-type="string" office:string-value="ifc" table:formula="of:=[.BG21]" table:style-name="ce1">
            <text:p>ifc</text:p>
          </table:table-cell>
          <table:table-cell office:value-type="string" office:string-value="ifc" table:formula="of:=[.BG21]" table:style-name="ce1">
            <text:p>ifc</text:p>
          </table:table-cell>
          <table:table-cell office:value-type="string" office:string-value="#3DAEAE" table:formula="of:=CONCATENATE(&quot;#&quot;;DEC2HEX([.BD21]);DEC2HEX([.BE21]);DEC2HEX([.BF21]))" table:style-name="ce1">
            <text:p>#3DAEAE</text:p>
          </table:table-cell>
          <table:table-cell office:value-type="string" office:string-value="RGB(61,174,174)" table:formula="of:=CONCATENATE(&quot;RGB(&quot;;[.BD21];&quot;,&quot;;[.BE21];&quot;,&quot;;[.BF21];&quot;)&quot;)" table:style-name="ce1">
            <text:p>RGB(61,174,174)</text:p>
          </table:table-cell>
          <table:table-cell office:value-type="string" table:style-name="ce1">
            <text:p>interface</text:p>
          </table:table-cell>
          <table:table-cell table:number-columns-repeated="1631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formula="of:=31-[.A22]" table:style-name="ce1">
            <text:p>12</text:p>
          </table:table-cell>
          <table:table-cell office:value-type="string" table:style-name="ce2">
            <text:p>j</text:p>
          </table:table-cell>
          <table:table-cell office:value-type="float" office:value="209" table:style-name="ce1">
            <text:p>209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88"/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89"/>
          <table:table-cell office:value-type="float" office:value="61" table:style-name="ce1">
            <text:p>61</text:p>
          </table:table-cell>
          <table:table-cell office:value-type="float" office:value="103" table:style-name="ce1">
            <text:p>10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90"/>
          <table:table-cell office:value-type="float" office:value="87" table:style-name="ce1">
            <text:p>87</text:p>
          </table:table-cell>
          <table:table-cell office:value-type="float" office:value="129" table:style-name="ce1">
            <text:p>129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1"/>
          <table:table-cell office:value-type="float" office:value="61" table:style-name="ce1">
            <text:p>61</text:p>
          </table:table-cell>
          <table:table-cell office:value-type="float" office:value="119" table:style-name="ce1">
            <text:p>119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92"/>
          <table:table-cell office:value-type="float" office:value="83" table:style-name="ce1">
            <text:p>83</text:p>
          </table:table-cell>
          <table:table-cell office:value-type="float" office:value="142" table:style-name="ce1">
            <text:p>142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3"/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9"/>
          <table:table-cell office:value-type="float" office:value="61" table:style-name="ce1">
            <text:p>61</text:p>
          </table:table-cell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jrn</text:p>
          </table:table-cell>
          <table:table-cell office:value-type="string" table:style-name="ce1">
            <text:p>jrn</text:p>
          </table:table-cell>
          <table:table-cell table:number-columns-repeated="4" table:style-name="ce1"/>
          <table:table-cell office:value-type="string" office:string-value="j_jrn" table:formula="of:=CONCATENATE([.C22];&quot;_&quot;;[.BG22])" table:style-name="ce1">
            <text:p>j_jrn</text:p>
          </table:table-cell>
          <table:table-cell office:value-type="float" office:value="19" table:style-name="ce1">
            <text:p>19</text:p>
          </table:table-cell>
          <table:table-cell office:value-type="string" office:string-value="j_19" table:formula="of:=CONCATENATE([.C22];&quot;_&quot;;[.BN22])" table:style-name="ce1">
            <text:p>j_19</text:p>
          </table:table-cell>
          <table:table-cell office:value-type="string" office:string-value="j" table:formula="of:=[.C22]" table:style-name="ce1">
            <text:p>j</text:p>
          </table:table-cell>
          <table:table-cell office:value-type="string" office:string-value="jrn" table:formula="of:=[.BG22]" table:style-name="ce1">
            <text:p>jrn</text:p>
          </table:table-cell>
          <table:table-cell office:value-type="string" office:string-value="jrn" table:formula="of:=[.BG22]" table:style-name="ce1">
            <text:p>jrn</text:p>
          </table:table-cell>
          <table:table-cell office:value-type="string" office:string-value="#3D9BAE" table:formula="of:=CONCATENATE(&quot;#&quot;;DEC2HEX([.BD22]);DEC2HEX([.BE22]);DEC2HEX([.BF22]))" table:style-name="ce1">
            <text:p>#3D9BAE</text:p>
          </table:table-cell>
          <table:table-cell office:value-type="string" office:string-value="RGB(61,155,174)" table:formula="of:=CONCATENATE(&quot;RGB(&quot;;[.BD22];&quot;,&quot;;[.BE22];&quot;,&quot;;[.BF22];&quot;)&quot;)" table:style-name="ce1">
            <text:p>RGB(61,155,174)</text:p>
          </table:table-cell>
          <table:table-cell office:value-type="string" table:style-name="ce1">
            <text:p>journal</text:p>
          </table:table-cell>
          <table:table-cell table:number-columns-repeated="1631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formula="of:=31-[.A23]" table:style-name="ce1">
            <text:p>11</text:p>
          </table:table-cell>
          <table:table-cell office:value-type="string" table:style-name="ce2">
            <text:p>k</text:p>
          </table:table-cell>
          <table:table-cell office:value-type="float" office:value="220" table:style-name="ce1">
            <text:p>220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94"/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89"/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95"/>
          <table:table-cell office:value-type="float" office:value="87" table:style-name="ce1">
            <text:p>87</text:p>
          </table:table-cell>
          <table:table-cell office:value-type="float" office:value="114" table:style-name="ce1">
            <text:p>114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2"/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90"/>
          <table:table-cell office:value-type="float" office:value="83" table:style-name="ce1">
            <text:p>83</text:p>
          </table:table-cell>
          <table:table-cell office:value-type="float" office:value="121" table:style-name="ce1">
            <text:p>121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6"/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73"/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krn</text:p>
          </table:table-cell>
          <table:table-cell office:value-type="string" table:style-name="ce1">
            <text:p>krn</text:p>
          </table:table-cell>
          <table:table-cell table:number-columns-repeated="4" table:style-name="ce1"/>
          <table:table-cell office:value-type="string" office:string-value="k_krn" table:formula="of:=CONCATENATE([.C23];&quot;_&quot;;[.BG23])" table:style-name="ce1">
            <text:p>k_krn</text:p>
          </table:table-cell>
          <table:table-cell office:value-type="float" office:value="20" table:style-name="ce1">
            <text:p>20</text:p>
          </table:table-cell>
          <table:table-cell office:value-type="string" office:string-value="k_20" table:formula="of:=CONCATENATE([.C23];&quot;_&quot;;[.BN23])" table:style-name="ce1">
            <text:p>k_20</text:p>
          </table:table-cell>
          <table:table-cell office:value-type="string" office:string-value="k" table:formula="of:=[.C23]" table:style-name="ce1">
            <text:p>k</text:p>
          </table:table-cell>
          <table:table-cell office:value-type="string" office:string-value="krn" table:formula="of:=[.BG23]" table:style-name="ce1">
            <text:p>krn</text:p>
          </table:table-cell>
          <table:table-cell office:value-type="string" office:string-value="krn" table:formula="of:=[.BG23]" table:style-name="ce1">
            <text:p>krn</text:p>
          </table:table-cell>
          <table:table-cell office:value-type="string" office:string-value="#3D88AE" table:formula="of:=CONCATENATE(&quot;#&quot;;DEC2HEX([.BD23]);DEC2HEX([.BE23]);DEC2HEX([.BF23]))" table:style-name="ce1">
            <text:p>#3D88AE</text:p>
          </table:table-cell>
          <table:table-cell office:value-type="string" office:string-value="RGB(61,136,174)" table:formula="of:=CONCATENATE(&quot;RGB(&quot;;[.BD23];&quot;,&quot;;[.BE23];&quot;,&quot;;[.BF23];&quot;)&quot;)" table:style-name="ce1">
            <text:p>RGB(61,136,174)</text:p>
          </table:table-cell>
          <table:table-cell office:value-type="string" table:style-name="ce1">
            <text:p>kernel</text:p>
          </table:table-cell>
          <table:table-cell table:number-columns-repeated="1631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formula="of:=31-[.A24]" table:style-name="ce1">
            <text:p>10</text:p>
          </table:table-cell>
          <table:table-cell office:value-type="string" table:style-name="ce2">
            <text:p>l</text:p>
          </table:table-cell>
          <table:table-cell office:value-type="float" office:value="231" table:style-name="ce1">
            <text:p>231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97"/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98"/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99"/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0"/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99"/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1"/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77"/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lib</text:p>
          </table:table-cell>
          <table:table-cell office:value-type="string" table:style-name="ce1">
            <text:p>lib</text:p>
          </table:table-cell>
          <table:table-cell table:number-columns-repeated="4" table:style-name="ce1"/>
          <table:table-cell office:value-type="string" office:string-value="l_lib" table:formula="of:=CONCATENATE([.C24];&quot;_&quot;;[.BG24])" table:style-name="ce1">
            <text:p>l_lib</text:p>
          </table:table-cell>
          <table:table-cell office:value-type="float" office:value="21" table:style-name="ce1">
            <text:p>21</text:p>
          </table:table-cell>
          <table:table-cell office:value-type="string" office:string-value="l_21" table:formula="of:=CONCATENATE([.C24];&quot;_&quot;;[.BN24])" table:style-name="ce1">
            <text:p>l_21</text:p>
          </table:table-cell>
          <table:table-cell office:value-type="string" office:string-value="l" table:formula="of:=[.C24]" table:style-name="ce1">
            <text:p>l</text:p>
          </table:table-cell>
          <table:table-cell office:value-type="string" office:string-value="lib" table:formula="of:=[.BG24]" table:style-name="ce1">
            <text:p>lib</text:p>
          </table:table-cell>
          <table:table-cell office:value-type="string" office:string-value="lib" table:formula="of:=[.BG24]" table:style-name="ce1">
            <text:p>lib</text:p>
          </table:table-cell>
          <table:table-cell office:value-type="string" office:string-value="#3D75AE" table:formula="of:=CONCATENATE(&quot;#&quot;;DEC2HEX([.BD24]);DEC2HEX([.BE24]);DEC2HEX([.BF24]))" table:style-name="ce1">
            <text:p>#3D75AE</text:p>
          </table:table-cell>
          <table:table-cell office:value-type="string" office:string-value="RGB(61,117,174)" table:formula="of:=CONCATENATE(&quot;RGB(&quot;;[.BD24];&quot;,&quot;;[.BE24];&quot;,&quot;;[.BF24];&quot;)&quot;)" table:style-name="ce1">
            <text:p>RGB(61,117,174)</text:p>
          </table:table-cell>
          <table:table-cell office:value-type="string" table:style-name="ce1">
            <text:p>library</text:p>
          </table:table-cell>
          <table:table-cell table:number-columns-repeated="1631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formula="of:=31-[.A25]" table:style-name="ce1">
            <text:p>9</text:p>
          </table:table-cell>
          <table:table-cell office:value-type="string" table:style-name="ce2">
            <text:p>m</text:p>
          </table:table-cell>
          <table:table-cell office:value-type="float" office:value="242" table:style-name="ce1">
            <text:p>242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02"/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03"/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99"/>
          <table:table-cell office:value-type="float" office:value="89" table:style-name="ce1">
            <text:p>89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3"/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04"/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1"/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2"/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mde</text:p>
          </table:table-cell>
          <table:table-cell office:value-type="string" table:style-name="ce1">
            <text:p>mde</text:p>
          </table:table-cell>
          <table:table-cell table:number-columns-repeated="4" table:style-name="ce1"/>
          <table:table-cell office:value-type="string" office:string-value="m_mde" table:formula="of:=CONCATENATE([.C25];&quot;_&quot;;[.BG25])" table:style-name="ce1">
            <text:p>m_mde</text:p>
          </table:table-cell>
          <table:table-cell office:value-type="float" office:value="22" table:style-name="ce1">
            <text:p>22</text:p>
          </table:table-cell>
          <table:table-cell office:value-type="string" office:string-value="m_22" table:formula="of:=CONCATENATE([.C25];&quot;_&quot;;[.BN25])" table:style-name="ce1">
            <text:p>m_22</text:p>
          </table:table-cell>
          <table:table-cell office:value-type="string" office:string-value="m" table:formula="of:=[.C25]" table:style-name="ce1">
            <text:p>m</text:p>
          </table:table-cell>
          <table:table-cell office:value-type="string" office:string-value="mde" table:formula="of:=[.BG25]" table:style-name="ce1">
            <text:p>mde</text:p>
          </table:table-cell>
          <table:table-cell office:value-type="string" office:string-value="mde" table:formula="of:=[.BG25]" table:style-name="ce1">
            <text:p>mde</text:p>
          </table:table-cell>
          <table:table-cell office:value-type="string" office:string-value="#3D63AE" table:formula="of:=CONCATENATE(&quot;#&quot;;DEC2HEX([.BD25]);DEC2HEX([.BE25]);DEC2HEX([.BF25]))" table:style-name="ce1">
            <text:p>#3D63AE</text:p>
          </table:table-cell>
          <table:table-cell office:value-type="string" office:string-value="RGB(61,99,174)" table:formula="of:=CONCATENATE(&quot;RGB(&quot;;[.BD25];&quot;,&quot;;[.BE25];&quot;,&quot;;[.BF25];&quot;)&quot;)" table:style-name="ce1">
            <text:p>RGB(61,99,174)</text:p>
          </table:table-cell>
          <table:table-cell office:value-type="string" table:style-name="ce1">
            <text:p>model</text:p>
          </table:table-cell>
          <table:table-cell table:number-columns-repeated="1631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formula="of:=31-[.A26]" table:style-name="ce1">
            <text:p>8</text:p>
          </table:table-cell>
          <table:table-cell office:value-type="string" table:style-name="ce2">
            <text:p>n</text:p>
          </table:table-cell>
          <table:table-cell office:value-type="float" office:value="253" table:style-name="ce1">
            <text:p>253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05"/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06"/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07"/>
          <table:table-cell office:value-type="float" office:value="104" table:style-name="ce1">
            <text:p>104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6"/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08"/>
          <table:table-cell office:value-type="float" office:value="108" table:style-name="ce1">
            <text:p>108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9"/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87"/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net</text:p>
          </table:table-cell>
          <table:table-cell office:value-type="string" table:style-name="ce1">
            <text:p>net</text:p>
          </table:table-cell>
          <table:table-cell table:number-columns-repeated="4" table:style-name="ce1"/>
          <table:table-cell office:value-type="string" office:string-value="n_net" table:formula="of:=CONCATENATE([.C26];&quot;_&quot;;[.BG26])" table:style-name="ce1">
            <text:p>n_net</text:p>
          </table:table-cell>
          <table:table-cell office:value-type="float" office:value="23" table:style-name="ce1">
            <text:p>23</text:p>
          </table:table-cell>
          <table:table-cell office:value-type="string" office:string-value="n_23" table:formula="of:=CONCATENATE([.C26];&quot;_&quot;;[.BN26])" table:style-name="ce1">
            <text:p>n_23</text:p>
          </table:table-cell>
          <table:table-cell office:value-type="string" office:string-value="n" table:formula="of:=[.C26]" table:style-name="ce1">
            <text:p>n</text:p>
          </table:table-cell>
          <table:table-cell office:value-type="string" office:string-value="net" table:formula="of:=[.BG26]" table:style-name="ce1">
            <text:p>net</text:p>
          </table:table-cell>
          <table:table-cell office:value-type="string" office:string-value="net" table:formula="of:=[.BG26]" table:style-name="ce1">
            <text:p>net</text:p>
          </table:table-cell>
          <table:table-cell office:value-type="string" office:string-value="#3D50AE" table:formula="of:=CONCATENATE(&quot;#&quot;;DEC2HEX([.BD26]);DEC2HEX([.BE26]);DEC2HEX([.BF26]))" table:style-name="ce1">
            <text:p>#3D50AE</text:p>
          </table:table-cell>
          <table:table-cell office:value-type="string" office:string-value="RGB(61,80,174)" table:formula="of:=CONCATENATE(&quot;RGB(&quot;;[.BD26];&quot;,&quot;;[.BE26];&quot;,&quot;;[.BF26];&quot;)&quot;)" table:style-name="ce1">
            <text:p>RGB(61,80,174)</text:p>
          </table:table-cell>
          <table:table-cell office:value-type="string" table:style-name="ce1">
            <text:p>network</text:p>
          </table:table-cell>
          <table:table-cell table:number-columns-repeated="1631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formula="of:=31-[.A27]" table:style-name="ce1">
            <text:p>7</text:p>
          </table:table-cell>
          <table:table-cell office:value-type="string" table:style-name="ce2">
            <text:p>o</text:p>
          </table:table-cell>
          <table:table-cell office:value-type="float" office:value="264" table:style-name="ce1">
            <text:p>264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10"/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11"/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08"/>
          <table:table-cell office:value-type="float" office:value="119" table:style-name="ce1">
            <text:p>119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1"/>
          <table:table-cell office:value-type="float" office:value="106" table:style-name="ce1">
            <text:p>106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12"/>
          <table:table-cell office:value-type="float" office:value="129" table:style-name="ce1">
            <text:p>129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3"/>
          <table:table-cell office:value-type="float" office:value="155" table:style-name="ce1">
            <text:p>155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3"/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opr</text:p>
          </table:table-cell>
          <table:table-cell office:value-type="string" table:style-name="ce1">
            <text:p>opr</text:p>
          </table:table-cell>
          <table:table-cell table:number-columns-repeated="4" table:style-name="ce1"/>
          <table:table-cell office:value-type="string" office:string-value="o_opr" table:formula="of:=CONCATENATE([.C27];&quot;_&quot;;[.BG27])" table:style-name="ce1">
            <text:p>o_opr</text:p>
          </table:table-cell>
          <table:table-cell office:value-type="float" office:value="24" table:style-name="ce1">
            <text:p>24</text:p>
          </table:table-cell>
          <table:table-cell office:value-type="string" office:string-value="o_24" table:formula="of:=CONCATENATE([.C27];&quot;_&quot;;[.BN27])" table:style-name="ce1">
            <text:p>o_24</text:p>
          </table:table-cell>
          <table:table-cell office:value-type="string" office:string-value="o" table:formula="of:=[.C27]" table:style-name="ce1">
            <text:p>o</text:p>
          </table:table-cell>
          <table:table-cell office:value-type="string" office:string-value="opr" table:formula="of:=[.BG27]" table:style-name="ce1">
            <text:p>opr</text:p>
          </table:table-cell>
          <table:table-cell office:value-type="string" office:string-value="opr" table:formula="of:=[.BG27]" table:style-name="ce1">
            <text:p>opr</text:p>
          </table:table-cell>
          <table:table-cell office:value-type="string" office:string-value="#3D3DAE" table:formula="of:=CONCATENATE(&quot;#&quot;;DEC2HEX([.BD27]);DEC2HEX([.BE27]);DEC2HEX([.BF27]))" table:style-name="ce1">
            <text:p>#3D3DAE</text:p>
          </table:table-cell>
          <table:table-cell office:value-type="string" office:string-value="RGB(61,61,174)" table:formula="of:=CONCATENATE(&quot;RGB(&quot;;[.BD27];&quot;,&quot;;[.BE27];&quot;,&quot;;[.BF27];&quot;)&quot;)" table:style-name="ce1">
            <text:p>RGB(61,61,174)</text:p>
          </table:table-cell>
          <table:table-cell office:value-type="string" table:style-name="ce1">
            <text:p>operation</text:p>
          </table:table-cell>
          <table:table-cell table:number-columns-repeated="1631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formula="of:=31-[.A28]" table:style-name="ce1">
            <text:p>6</text:p>
          </table:table-cell>
          <table:table-cell office:value-type="string" table:style-name="ce2">
            <text:p>p</text:p>
          </table:table-cell>
          <table:table-cell office:value-type="float" office:value="275" table:style-name="ce1">
            <text:p>275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14"/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01"/>
          <table:table-cell office:value-type="float" office:value="109" table:style-name="ce1">
            <text:p>109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12"/>
          <table:table-cell office:value-type="float" office:value="134" table:style-name="ce1">
            <text:p>134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5"/>
          <table:table-cell office:value-type="float" office:value="127" table:style-name="ce1">
            <text:p>127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16"/>
          <table:table-cell office:value-type="float" office:value="150" table:style-name="ce1">
            <text:p>150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96"/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pcs</text:p>
          </table:table-cell>
          <table:table-cell office:value-type="string" table:style-name="ce1">
            <text:p>pcs</text:p>
          </table:table-cell>
          <table:table-cell table:number-columns-repeated="4" table:style-name="ce1"/>
          <table:table-cell office:value-type="string" office:string-value="p_pcs" table:formula="of:=CONCATENATE([.C28];&quot;_&quot;;[.BG28])" table:style-name="ce1">
            <text:p>p_pcs</text:p>
          </table:table-cell>
          <table:table-cell office:value-type="float" office:value="25" table:style-name="ce1">
            <text:p>25</text:p>
          </table:table-cell>
          <table:table-cell office:value-type="string" office:string-value="p_25" table:formula="of:=CONCATENATE([.C28];&quot;_&quot;;[.BN28])" table:style-name="ce1">
            <text:p>p_25</text:p>
          </table:table-cell>
          <table:table-cell office:value-type="string" office:string-value="p" table:formula="of:=[.C28]" table:style-name="ce1">
            <text:p>p</text:p>
          </table:table-cell>
          <table:table-cell office:value-type="string" office:string-value="pcs" table:formula="of:=[.BG28]" table:style-name="ce1">
            <text:p>pcs</text:p>
          </table:table-cell>
          <table:table-cell office:value-type="string" office:string-value="pcs" table:formula="of:=[.BG28]" table:style-name="ce1">
            <text:p>pcs</text:p>
          </table:table-cell>
          <table:table-cell office:value-type="string" office:string-value="#503DAE" table:formula="of:=CONCATENATE(&quot;#&quot;;DEC2HEX([.BD28]);DEC2HEX([.BE28]);DEC2HEX([.BF28]))" table:style-name="ce1">
            <text:p>#503DAE</text:p>
          </table:table-cell>
          <table:table-cell office:value-type="string" office:string-value="RGB(80,61,174)" table:formula="of:=CONCATENATE(&quot;RGB(&quot;;[.BD28];&quot;,&quot;;[.BE28];&quot;,&quot;;[.BF28];&quot;)&quot;)" table:style-name="ce1">
            <text:p>RGB(80,61,174)</text:p>
          </table:table-cell>
          <table:table-cell office:value-type="string" table:style-name="ce1">
            <text:p>process</text:p>
          </table:table-cell>
          <table:table-cell table:number-columns-repeated="1631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formula="of:=31-[.A29]" table:style-name="ce1">
            <text:p>5</text:p>
          </table:table-cell>
          <table:table-cell office:value-type="string" table:style-name="ce2">
            <text:p>q</text:p>
          </table:table-cell>
          <table:table-cell office:value-type="float" office:value="286" table:style-name="ce1">
            <text:p>286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18"/>
          <table:table-cell office:value-type="float" office:value="113" table:style-name="ce1">
            <text:p>113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15"/>
          <table:table-cell office:value-type="float" office:value="124" table:style-name="ce1">
            <text:p>124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16"/>
          <table:table-cell office:value-type="float" office:value="149" table:style-name="ce1">
            <text:p>149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9"/>
          <table:table-cell office:value-type="float" office:value="147" table:style-name="ce1">
            <text:p>147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20"/>
          <table:table-cell office:value-type="float" office:value="171" table:style-name="ce1">
            <text:p>171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1"/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qly</text:p>
          </table:table-cell>
          <table:table-cell office:value-type="string" table:style-name="ce1">
            <text:p>qly</text:p>
          </table:table-cell>
          <table:table-cell table:number-columns-repeated="4" table:style-name="ce1"/>
          <table:table-cell office:value-type="string" office:string-value="q_qly" table:formula="of:=CONCATENATE([.C29];&quot;_&quot;;[.BG29])" table:style-name="ce1">
            <text:p>q_qly</text:p>
          </table:table-cell>
          <table:table-cell office:value-type="float" office:value="26" table:style-name="ce1">
            <text:p>26</text:p>
          </table:table-cell>
          <table:table-cell office:value-type="string" office:string-value="q_26" table:formula="of:=CONCATENATE([.C29];&quot;_&quot;;[.BN29])" table:style-name="ce1">
            <text:p>q_26</text:p>
          </table:table-cell>
          <table:table-cell office:value-type="string" office:string-value="q" table:formula="of:=[.C29]" table:style-name="ce1">
            <text:p>q</text:p>
          </table:table-cell>
          <table:table-cell office:value-type="string" office:string-value="qly" table:formula="of:=[.BG29]" table:style-name="ce1">
            <text:p>qly</text:p>
          </table:table-cell>
          <table:table-cell office:value-type="string" office:string-value="qly" table:formula="of:=[.BG29]" table:style-name="ce1">
            <text:p>qly</text:p>
          </table:table-cell>
          <table:table-cell office:value-type="string" office:string-value="#633DAE" table:formula="of:=CONCATENATE(&quot;#&quot;;DEC2HEX([.BD29]);DEC2HEX([.BE29]);DEC2HEX([.BF29]))" table:style-name="ce1">
            <text:p>#633DAE</text:p>
          </table:table-cell>
          <table:table-cell office:value-type="string" office:string-value="RGB(99,61,174)" table:formula="of:=CONCATENATE(&quot;RGB(&quot;;[.BD29];&quot;,&quot;;[.BE29];&quot;,&quot;;[.BF29];&quot;)&quot;)" table:style-name="ce1">
            <text:p>RGB(99,61,174)</text:p>
          </table:table-cell>
          <table:table-cell office:value-type="string" table:style-name="ce1">
            <text:p>quality</text:p>
          </table:table-cell>
          <table:table-cell table:number-columns-repeated="1631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formula="of:=31-[.A30]" table:style-name="ce1">
            <text:p>4</text:p>
          </table:table-cell>
          <table:table-cell office:value-type="string" table:style-name="ce2">
            <text:p>r</text:p>
          </table:table-cell>
          <table:table-cell office:value-type="float" office:value="297" table:style-name="ce1">
            <text:p>297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21"/>
          <table:table-cell office:value-type="float" office:value="129" table:style-name="ce1">
            <text:p>129</text:p>
          </table:table-cell>
          <table:table-cell office:value-type="float" office:value="45" table:style-name="ce1">
            <text:p>45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19"/>
          <table:table-cell office:value-type="float" office:value="139" table:style-name="ce1">
            <text:p>139</text:p>
          </table:table-cell>
          <table:table-cell office:value-type="float" office:value="61" table:style-name="ce1">
            <text:p>61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20"/>
          <table:table-cell office:value-type="float" office:value="164" table:style-name="ce1">
            <text:p>164</text:p>
          </table:table-cell>
          <table:table-cell office:value-type="float" office:value="87" table:style-name="ce1">
            <text:p>8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68" table:style-name="ce1">
            <text:p>168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22"/>
          <table:table-cell office:value-type="float" office:value="192" table:style-name="ce1">
            <text:p>192</text:p>
          </table:table-cell>
          <table:table-cell office:value-type="float" office:value="83" table:style-name="ce1">
            <text:p>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1"/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rls</text:p>
          </table:table-cell>
          <table:table-cell office:value-type="string" table:style-name="ce1">
            <text:p>rls</text:p>
          </table:table-cell>
          <table:table-cell table:number-columns-repeated="4" table:style-name="ce1"/>
          <table:table-cell office:value-type="string" office:string-value="r_rls" table:formula="of:=CONCATENATE([.C30];&quot;_&quot;;[.BG30])" table:style-name="ce1">
            <text:p>r_rls</text:p>
          </table:table-cell>
          <table:table-cell office:value-type="float" office:value="27" table:style-name="ce1">
            <text:p>27</text:p>
          </table:table-cell>
          <table:table-cell office:value-type="string" office:string-value="r_27" table:formula="of:=CONCATENATE([.C30];&quot;_&quot;;[.BN30])" table:style-name="ce1">
            <text:p>r_27</text:p>
          </table:table-cell>
          <table:table-cell office:value-type="string" office:string-value="r" table:formula="of:=[.C30]" table:style-name="ce1">
            <text:p>r</text:p>
          </table:table-cell>
          <table:table-cell office:value-type="string" office:string-value="rls" table:formula="of:=[.BG30]" table:style-name="ce1">
            <text:p>rls</text:p>
          </table:table-cell>
          <table:table-cell office:value-type="string" office:string-value="rls" table:formula="of:=[.BG30]" table:style-name="ce1">
            <text:p>rls</text:p>
          </table:table-cell>
          <table:table-cell office:value-type="string" office:string-value="#753DAE" table:formula="of:=CONCATENATE(&quot;#&quot;;DEC2HEX([.BD30]);DEC2HEX([.BE30]);DEC2HEX([.BF30]))" table:style-name="ce1">
            <text:p>#753DAE</text:p>
          </table:table-cell>
          <table:table-cell office:value-type="string" office:string-value="RGB(117,61,174)" table:formula="of:=CONCATENATE(&quot;RGB(&quot;;[.BD30];&quot;,&quot;;[.BE30];&quot;,&quot;;[.BF30];&quot;)&quot;)" table:style-name="ce1">
            <text:p>RGB(117,61,174)</text:p>
          </table:table-cell>
          <table:table-cell office:value-type="string" table:style-name="ce1">
            <text:p>release</text:p>
          </table:table-cell>
          <table:table-cell table:number-columns-repeated="1631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formula="of:=31-[.A31]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308" table:style-name="ce1">
            <text:p>308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23"/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24"/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20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25"/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09"/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pr</text:p>
          </table:table-cell>
          <table:table-cell office:value-type="string" table:style-name="ce1">
            <text:p>spr</text:p>
          </table:table-cell>
          <table:table-cell table:number-columns-repeated="4" table:style-name="ce1"/>
          <table:table-cell office:value-type="string" office:string-value="s_spr" table:formula="of:=CONCATENATE([.C31];&quot;_&quot;;[.BG31])" table:style-name="ce1">
            <text:p>s_spr</text:p>
          </table:table-cell>
          <table:table-cell office:value-type="float" office:value="28" table:style-name="ce1">
            <text:p>28</text:p>
          </table:table-cell>
          <table:table-cell office:value-type="string" office:string-value="s_28" table:formula="of:=CONCATENATE([.C31];&quot;_&quot;;[.BN31])" table:style-name="ce1">
            <text:p>s_28</text:p>
          </table:table-cell>
          <table:table-cell office:value-type="string" office:string-value="s" table:formula="of:=[.C31]" table:style-name="ce1">
            <text:p>s</text:p>
          </table:table-cell>
          <table:table-cell office:value-type="string" office:string-value="spr" table:formula="of:=[.BG31]" table:style-name="ce1">
            <text:p>spr</text:p>
          </table:table-cell>
          <table:table-cell office:value-type="string" office:string-value="spr" table:formula="of:=[.BG31]" table:style-name="ce1">
            <text:p>spr</text:p>
          </table:table-cell>
          <table:table-cell office:value-type="string" office:string-value="#883DAE" table:formula="of:=CONCATENATE(&quot;#&quot;;DEC2HEX([.BD31]);DEC2HEX([.BE31]);DEC2HEX([.BF31]))" table:style-name="ce1">
            <text:p>#883DAE</text:p>
          </table:table-cell>
          <table:table-cell office:value-type="string" office:string-value="RGB(136,61,174)" table:formula="of:=CONCATENATE(&quot;RGB(&quot;;[.BD31];&quot;,&quot;;[.BE31];&quot;,&quot;;[.BF31];&quot;)&quot;)" table:style-name="ce1">
            <text:p>RGB(136,61,174)</text:p>
          </table:table-cell>
          <table:table-cell office:value-type="string" table:style-name="ce1">
            <text:p>support</text:p>
          </table:table-cell>
          <table:table-cell table:number-columns-repeated="1631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formula="of:=31-[.A32]" table:style-name="ce1">
            <text:p>2</text:p>
          </table:table-cell>
          <table:table-cell office:value-type="string" table:style-name="ce2">
            <text:p>t</text:p>
          </table:table-cell>
          <table:table-cell office:value-type="float" office:value="319" table:style-name="ce1">
            <text:p>319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27"/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28"/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22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29"/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30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3"/>
          <table:table-cell office:value-type="float" office:value="155" table:style-name="ce1">
            <text:p>155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tng</text:p>
          </table:table-cell>
          <table:table-cell office:value-type="string" table:style-name="ce1">
            <text:p>tng</text:p>
          </table:table-cell>
          <table:table-cell table:number-columns-repeated="4" table:style-name="ce1"/>
          <table:table-cell office:value-type="string" office:string-value="t_tng" table:formula="of:=CONCATENATE([.C32];&quot;_&quot;;[.BG32])" table:style-name="ce1">
            <text:p>t_tng</text:p>
          </table:table-cell>
          <table:table-cell office:value-type="float" office:value="29" table:style-name="ce1">
            <text:p>29</text:p>
          </table:table-cell>
          <table:table-cell office:value-type="string" office:string-value="t_29" table:formula="of:=CONCATENATE([.C32];&quot;_&quot;;[.BN32])" table:style-name="ce1">
            <text:p>t_29</text:p>
          </table:table-cell>
          <table:table-cell office:value-type="string" office:string-value="t" table:formula="of:=[.C32]" table:style-name="ce1">
            <text:p>t</text:p>
          </table:table-cell>
          <table:table-cell office:value-type="string" office:string-value="tng" table:formula="of:=[.BG32]" table:style-name="ce1">
            <text:p>tng</text:p>
          </table:table-cell>
          <table:table-cell office:value-type="string" office:string-value="tng" table:formula="of:=[.BG32]" table:style-name="ce1">
            <text:p>tng</text:p>
          </table:table-cell>
          <table:table-cell office:value-type="string" office:string-value="#9B3DAE" table:formula="of:=CONCATENATE(&quot;#&quot;;DEC2HEX([.BD32]);DEC2HEX([.BE32]);DEC2HEX([.BF32]))" table:style-name="ce1">
            <text:p>#9B3DAE</text:p>
          </table:table-cell>
          <table:table-cell office:value-type="string" office:string-value="RGB(155,61,174)" table:formula="of:=CONCATENATE(&quot;RGB(&quot;;[.BD32];&quot;,&quot;;[.BE32];&quot;,&quot;;[.BF32];&quot;)&quot;)" table:style-name="ce1">
            <text:p>RGB(155,61,174)</text:p>
          </table:table-cell>
          <table:table-cell office:value-type="string" table:style-name="ce1">
            <text:p>training</text:p>
          </table:table-cell>
          <table:table-cell table:number-columns-repeated="1631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formula="of:=31-[.A33]" table:style-name="ce1">
            <text:p>1</text:p>
          </table:table-cell>
          <table:table-cell office:value-type="string" table:style-name="ce2">
            <text:p>u</text:p>
          </table:table-cell>
          <table:table-cell office:value-type="float" office:value="330" table:style-name="ce1">
            <text:p>330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31"/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32"/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25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33"/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upd</text:p>
          </table:table-cell>
          <table:table-cell office:value-type="string" table:style-name="ce1">
            <text:p>upd</text:p>
          </table:table-cell>
          <table:table-cell table:number-columns-repeated="4" table:style-name="ce1"/>
          <table:table-cell office:value-type="string" office:string-value="u_upd" table:formula="of:=CONCATENATE([.C33];&quot;_&quot;;[.BG33])" table:style-name="ce1">
            <text:p>u_upd</text:p>
          </table:table-cell>
          <table:table-cell office:value-type="float" office:value="30" table:style-name="ce1">
            <text:p>30</text:p>
          </table:table-cell>
          <table:table-cell office:value-type="string" office:string-value="u_30" table:formula="of:=CONCATENATE([.C33];&quot;_&quot;;[.BN33])" table:style-name="ce1">
            <text:p>u_30</text:p>
          </table:table-cell>
          <table:table-cell office:value-type="string" office:string-value="u" table:formula="of:=[.C33]" table:style-name="ce1">
            <text:p>u</text:p>
          </table:table-cell>
          <table:table-cell office:value-type="string" office:string-value="upd" table:formula="of:=[.BG33]" table:style-name="ce1">
            <text:p>upd</text:p>
          </table:table-cell>
          <table:table-cell office:value-type="string" office:string-value="upd" table:formula="of:=[.BG33]" table:style-name="ce1">
            <text:p>upd</text:p>
          </table:table-cell>
          <table:table-cell office:value-type="string" office:string-value="#AE3DAE" table:formula="of:=CONCATENATE(&quot;#&quot;;DEC2HEX([.BD33]);DEC2HEX([.BE33]);DEC2HEX([.BF33]))" table:style-name="ce1">
            <text:p>#AE3DAE</text:p>
          </table:table-cell>
          <table:table-cell office:value-type="string" office:string-value="RGB(174,61,174)" table:formula="of:=CONCATENATE(&quot;RGB(&quot;;[.BD33];&quot;,&quot;;[.BE33];&quot;,&quot;;[.BF33];&quot;)&quot;)" table:style-name="ce1">
            <text:p>RGB(174,61,174)</text:p>
          </table:table-cell>
          <table:table-cell office:value-type="string" table:style-name="ce1">
            <text:p>update</text:p>
          </table:table-cell>
          <table:table-cell table:number-columns-repeated="1631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formula="of:=31-[.A34]" table:style-name="ce1">
            <text:p>0</text:p>
          </table:table-cell>
          <table:table-cell office:value-type="string" table:style-name="ce2">
            <text:p>v</text:p>
          </table:table-cell>
          <table:table-cell office:value-type="float" office:value="341" table:style-name="ce1">
            <text:p>341</text:p>
          </table:table-cell>
          <table:table-cell office:value-type="float" office:value="0.35" table:style-name="ce1">
            <text:p>0.35</text:p>
          </table:table-cell>
          <table:table-cell office:value-type="float" office:value="0.5" table:style-name="ce1">
            <text:p>0.5</text:p>
          </table:table-cell>
          <table:table-cell table:style-name="ce134"/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table:style-name="ce132"/>
          <table:table-cell office:value-type="float" office:value="143" table:style-name="ce1">
            <text:p>143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35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30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000000000000004" table:style-name="ce1">
            <text:p>0.55</text:p>
          </table:table-cell>
          <table:table-cell table:style-name="ce136"/>
          <table:table-cell office:value-type="float" office:value="198" table:style-name="ce1">
            <text:p>198</text:p>
          </table:table-cell>
          <table:table-cell office:value-type="float" office:value="83" table:style-name="ce1">
            <text:p>83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dn</text:p>
          </table:table-cell>
          <table:table-cell table:number-columns-repeated="4" table:style-name="ce1"/>
          <table:table-cell office:value-type="string" office:string-value="v_vdn" table:formula="of:=CONCATENATE([.C34];&quot;_&quot;;[.BG34])" table:style-name="ce1">
            <text:p>v_vdn</text:p>
          </table:table-cell>
          <table:table-cell office:value-type="float" office:value="31" table:style-name="ce1">
            <text:p>31</text:p>
          </table:table-cell>
          <table:table-cell office:value-type="string" office:string-value="v_31" table:formula="of:=CONCATENATE([.C34];&quot;_&quot;;[.BN34])" table:style-name="ce1">
            <text:p>v_31</text:p>
          </table:table-cell>
          <table:table-cell office:value-type="string" office:string-value="v" table:formula="of:=[.C34]" table:style-name="ce1">
            <text:p>v</text:p>
          </table:table-cell>
          <table:table-cell office:value-type="string" office:string-value="vdn" table:formula="of:=[.BG34]" table:style-name="ce1">
            <text:p>vdn</text:p>
          </table:table-cell>
          <table:table-cell office:value-type="string" office:string-value="vdn" table:formula="of:=[.BG34]" table:style-name="ce1">
            <text:p>vdn</text:p>
          </table:table-cell>
          <table:table-cell office:value-type="string" office:string-value="#AE3D9B" table:formula="of:=CONCATENATE(&quot;#&quot;;DEC2HEX([.BD34]);DEC2HEX([.BE34]);DEC2HEX([.BF34]))" table:style-name="ce1">
            <text:p>#AE3D9B</text:p>
          </table:table-cell>
          <table:table-cell office:value-type="string" office:string-value="RGB(174,61,155)" table:formula="of:=CONCATENATE(&quot;RGB(&quot;;[.BD34];&quot;,&quot;;[.BE34];&quot;,&quot;;[.BF34];&quot;)&quot;)" table:style-name="ce1">
            <text:p>RGB(174,61,155)</text:p>
          </table:table-cell>
          <table:table-cell office:value-type="string" table:style-name="ce1">
            <text:p>validation</text:p>
          </table:table-cell>
          <table:table-cell table:number-columns-repeated="16311"/>
        </table:table-row>
        <table:table-row table:style-name="ro1">
          <table:table-cell table:number-columns-repeated="19" table:style-name="ce1"/>
          <table:table-cell office:value-type="float" office:value="352" table:style-name="ce1">
            <text:p>352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137"/>
          <table:table-cell office:value-type="float" office:value="168" table:style-name="ce1">
            <text:p>168</text:p>
          </table:table-cell>
          <table:table-cell office:value-type="float" office:value="87" table:style-name="ce1">
            <text:p>87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table:number-columns-repeated="9" table:style-name="ce1"/>
          <table:table-cell office:value-type="float" office:value="370" table:style-name="ce1">
            <text:p>37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"/>
          <table:table-cell office:value-type="float" office:value="174" table:style-name="ce1">
            <text:p>174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17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36" table:style-name="ce1">
            <text:p>136</text:p>
          </table:table-cell>
          <table:table-cell office:value-type="string" office:string-value="&quot;prj;prc;spc;dsg;mdg;dmg;mtg;env;sys;req;acr;bsm;cnp;dtm;eng;fmr;gds;hry;ifc;jrn;krn;lib;mde;net;opr;pcs;qly;rls;spr;tng;upd;vdn; ;&quot;" table:formula="of:=CONCATENATE(&quot;&quot;&quot;&quot;;[.BG3];&quot;;&quot;;[.BG4];&quot;;&quot;;[.BG5];&quot;;&quot;;[.BG6];&quot;;&quot;;[.BG7];&quot;;&quot;;[.BG8];&quot;;&quot;;[.BG9];&quot;;&quot;;[.BG10];&quot;;&quot;;[.BG11];&quot;;&quot;;[.BG12];&quot;;&quot;;[.BG13];&quot;;&quot;;[.BG14];&quot;;&quot;;[.BG15];&quot;;&quot;;[.BG16];&quot;;&quot;;[.BG17];&quot;;&quot;;[.BG18];&quot;;&quot;;[.BG19];&quot;;&quot;;[.BG20];&quot;;&quot;;[.BG21];&quot;;&quot;;[.BG22];&quot;;&quot;;[.BG23];&quot;;&quot;;[.BG24];&quot;;&quot;;[.BG25];&quot;;&quot;;[.BG26];&quot;;&quot;;[.BG27];&quot;;&quot;;[.BG28];&quot;;&quot;;[.BG29];&quot;;&quot;;[.BG30];&quot;;&quot;;[.BG31];&quot;;&quot;;[.BG32];&quot;;&quot;;[.BG33];&quot;;&quot;;[.BG34];&quot;; &quot;;&quot;;&quot;&quot;&quot;)" table:style-name="ce1">
            <text:p>"prj;prc;spc;dsg;mdg;dmg;mtg;env;sys;req;acr;bsm;cnp;dtm;eng;fmr;gds;hry;ifc;jrn;krn;lib;mde;net;opr;pcs;qly;rls;spr;tng;upd;vdn; ;"</text:p>
          </table:table-cell>
          <table:table-cell office:value-type="string" office:string-value="&quot;gen;sys;cor;prg;vsz;lds;vrz;bro;app;req;acr;bsm;cnp;dtm;egn;fmr;gds;hry;ifc;jrn;krn;lib;mde;net;opr;pcs;qly;rls;spr;tng;upd;vdn; ;&quot;" table:formula="of:=CONCATENATE(&quot;&quot;&quot;&quot;;[.BH3];&quot;;&quot;;[.BH4];&quot;;&quot;;[.BH5];&quot;;&quot;;[.BH6];&quot;;&quot;;[.BH7];&quot;;&quot;;[.BH8];&quot;;&quot;;[.BH9];&quot;;&quot;;[.BH10];&quot;;&quot;;[.BH11];&quot;;&quot;;[.BH12];&quot;;&quot;;[.BH13];&quot;;&quot;;[.BH14];&quot;;&quot;;[.BH15];&quot;;&quot;;[.BH16];&quot;;&quot;;[.BH17];&quot;;&quot;;[.BH18];&quot;;&quot;;[.BH19];&quot;;&quot;;[.BH20];&quot;;&quot;;[.BH21];&quot;;&quot;;[.BH22];&quot;;&quot;;[.BH23];&quot;;&quot;;[.BH24];&quot;;&quot;;[.BH25];&quot;;&quot;;[.BH26];&quot;;&quot;;[.BH27];&quot;;&quot;;[.BH28];&quot;;&quot;;[.BH29];&quot;;&quot;;[.BH30];&quot;;&quot;;[.BH31];&quot;;&quot;;[.BH32];&quot;;&quot;;[.BH33];&quot;;&quot;;[.BH34];&quot;; &quot;;&quot;;&quot;&quot;&quot;)" table:style-name="ce1">
            <text:p>"gen;sys;cor;prg;vsz;lds;vrz;bro;app;req;acr;bsm;cnp;dtm;egn;fmr;gds;hry;ifc;jrn;krn;lib;mde;net;opr;pcs;qly;rls;spr;tng;upd;vdn; ;"</text:p>
          </table:table-cell>
          <table:table-cell table:number-columns-repeated="4" table:style-name="ce1"/>
          <table:table-cell office:value-type="string" office:string-value="&quot;0_prj;1_prc;2_spc;3_dsg;4_mdg;5_dmg;6_mtg;7_env;8_sys;9_req;a_acr;b_bsm;c_cnp;d_dtm;e_eng;f_fmr;g_gds;h_hry;I_ifc;j_jrn;k_krn;l_lib;m_mde;n_net;o_opr;p_pcs;q_qly;r_rls;s_spr;t_tng;u_upd;v_vdn; ;&quot;" table:formula="of:=CONCATENATE(&quot;&quot;&quot;&quot;;[.BM3];&quot;;&quot;;[.BM4];&quot;;&quot;;[.BM5];&quot;;&quot;;[.BM6];&quot;;&quot;;[.BM7];&quot;;&quot;;[.BM8];&quot;;&quot;;[.BM9];&quot;;&quot;;[.BM10];&quot;;&quot;;[.BM11];&quot;;&quot;;[.BM12];&quot;;&quot;;[.BM13];&quot;;&quot;;[.BM14];&quot;;&quot;;[.BM15];&quot;;&quot;;[.BM16];&quot;;&quot;;[.BM17];&quot;;&quot;;[.BM18];&quot;;&quot;;[.BM19];&quot;;&quot;;[.BM20];&quot;;&quot;;[.BM21];&quot;;&quot;;[.BM22];&quot;;&quot;;[.BM23];&quot;;&quot;;[.BM24];&quot;;&quot;;[.BM25];&quot;;&quot;;[.BM26];&quot;;&quot;;[.BM27];&quot;;&quot;;[.BM28];&quot;;&quot;;[.BM29];&quot;;&quot;;[.BM30];&quot;;&quot;;[.BM31];&quot;;&quot;;[.BM32];&quot;;&quot;;[.BM33];&quot;;&quot;;[.BM34];&quot;; &quot;;&quot;;&quot;&quot;&quot;)" table:style-name="ce1">
            <text:p>"0_prj;1_prc;2_spc;3_dsg;4_mdg;5_dmg;6_mtg;7_env;8_sys;9_req;a_acr;b_bsm;c_cnp;d_dtm;e_eng;f_fmr;g_gds;h_hry;I_ifc;j_jrn;k_krn;l_lib;m_mde;n_net;o_opr;p_pcs;q_qly;r_rls;s_spr;t_tng;u_upd;v_vdn; ;"</text:p>
          </table:table-cell>
          <table:table-cell table:style-name="ce1"/>
          <table:table-cell office:value-type="string" office:string-value="&quot;0_00;1_01;2_02;3_03;4_04;5_05;6_06;7_07;8_08;9_09;a_10;b_11;c_12;d_13;e_14;f_15;g_16;h_17;I_18;j_19;k_20;l_21;m_22;n_23;o_24;p_25;q_26;r_27;s_28;t_29;u_30;v_31; ;&quot;" table:formula="of:=CONCATENATE(&quot;&quot;&quot;&quot;;[.BO3];&quot;;&quot;;[.BO4];&quot;;&quot;;[.BO5];&quot;;&quot;;[.BO6];&quot;;&quot;;[.BO7];&quot;;&quot;;[.BO8];&quot;;&quot;;[.BO9];&quot;;&quot;;[.BO10];&quot;;&quot;;[.BO11];&quot;;&quot;;[.BO12];&quot;;&quot;;[.BO13];&quot;;&quot;;[.BO14];&quot;;&quot;;[.BO15];&quot;;&quot;;[.BO16];&quot;;&quot;;[.BO17];&quot;;&quot;;[.BO18];&quot;;&quot;;[.BO19];&quot;;&quot;;[.BO20];&quot;;&quot;;[.BO21];&quot;;&quot;;[.BO22];&quot;;&quot;;[.BO23];&quot;;&quot;;[.BO24];&quot;;&quot;;[.BO25];&quot;;&quot;;[.BO26];&quot;;&quot;;[.BO27];&quot;;&quot;;[.BO28];&quot;;&quot;;[.BO29];&quot;;&quot;;[.BO30];&quot;;&quot;;[.BO31];&quot;;&quot;;[.BO32];&quot;;&quot;;[.BO33];&quot;;&quot;;[.BO34];&quot;; &quot;;&quot;;&quot;&quot;&quot;)" table:style-name="ce1">
            <text:p>"0_00;1_01;2_02;3_03;4_04;5_05;6_06;7_07;8_08;9_09;a_10;b_11;c_12;d_13;e_14;f_15;g_16;h_17;I_18;j_19;k_20;l_21;m_22;n_23;o_24;p_25;q_26;r_27;s_28;t_29;u_30;v_31; ;"</text:p>
          </table:table-cell>
          <table:table-cell office:value-type="string" office:string-value="&quot;0;1;2;3;4;5;6;7;8;9;a;b;c;d;e;f;g;h;I;j;k;l;m;n;o;p;q;r;s;t;u;v; ;&quot;" table:formula="of:=CONCATENATE(&quot;&quot;&quot;&quot;;[.BP3];&quot;;&quot;;[.BP4];&quot;;&quot;;[.BP5];&quot;;&quot;;[.BP6];&quot;;&quot;;[.BP7];&quot;;&quot;;[.BP8];&quot;;&quot;;[.BP9];&quot;;&quot;;[.BP10];&quot;;&quot;;[.BP11];&quot;;&quot;;[.BP12];&quot;;&quot;;[.BP13];&quot;;&quot;;[.BP14];&quot;;&quot;;[.BP15];&quot;;&quot;;[.BP16];&quot;;&quot;;[.BP17];&quot;;&quot;;[.BP18];&quot;;&quot;;[.BP19];&quot;;&quot;;[.BP20];&quot;;&quot;;[.BP21];&quot;;&quot;;[.BP22];&quot;;&quot;;[.BP23];&quot;;&quot;;[.BP24];&quot;;&quot;;[.BP25];&quot;;&quot;;[.BP26];&quot;;&quot;;[.BP27];&quot;;&quot;;[.BP28];&quot;;&quot;;[.BP29];&quot;;&quot;;[.BP30];&quot;;&quot;;[.BP31];&quot;;&quot;;[.BP32];&quot;;&quot;;[.BP33];&quot;;&quot;;[.BP34];&quot;; &quot;;&quot;;&quot;&quot;&quot;)" table:style-name="ce1">
            <text:p>"0;1;2;3;4;5;6;7;8;9;a;b;c;d;e;f;g;h;I;j;k;l;m;n;o;p;q;r;s;t;u;v; ;"</text:p>
          </table:table-cell>
          <table:table-cell office:value-type="string" office:string-value="&quot;0;1;2;3;4;5;6;7;8;9;acr;bsm;cnp;dtm;eng;fmr;gds;hry;ifc;jrn;krn;lib;mde;net;opr;pcs;qly;rls;spr;tng;upd;vdn; ;&quot;" table:formula="of:=CONCATENATE(&quot;&quot;&quot;&quot;;[.BQ3];&quot;;&quot;;[.BQ4];&quot;;&quot;;[.BQ5];&quot;;&quot;;[.BQ6];&quot;;&quot;;[.BQ7];&quot;;&quot;;[.BQ8];&quot;;&quot;;[.BQ9];&quot;;&quot;;[.BQ10];&quot;;&quot;;[.BQ11];&quot;;&quot;;[.BQ12];&quot;;&quot;;[.BQ13];&quot;;&quot;;[.BQ14];&quot;;&quot;;[.BQ15];&quot;;&quot;;[.BQ16];&quot;;&quot;;[.BQ17];&quot;;&quot;;[.BQ18];&quot;;&quot;;[.BQ19];&quot;;&quot;;[.BQ20];&quot;;&quot;;[.BQ21];&quot;;&quot;;[.BQ22];&quot;;&quot;;[.BQ23];&quot;;&quot;;[.BQ24];&quot;;&quot;;[.BQ25];&quot;;&quot;;[.BQ26];&quot;;&quot;;[.BQ27];&quot;;&quot;;[.BQ28];&quot;;&quot;;[.BQ29];&quot;;&quot;;[.BQ30];&quot;;&quot;;[.BQ31];&quot;;&quot;;[.BQ32];&quot;;&quot;;[.BQ33];&quot;;&quot;;[.BQ34];&quot;; &quot;;&quot;;&quot;&quot;&quot;)" table:style-name="ce1">
            <text:p>"0;1;2;3;4;5;6;7;8;9;acr;bsm;cnp;dtm;eng;fmr;gds;hry;ifc;jrn;krn;lib;mde;net;opr;pcs;qly;rls;spr;tng;upd;vdn; ;"</text:p>
          </table:table-cell>
          <table:table-cell office:value-type="string" office:string-value="&quot;0_prj;1_prc;2_spc;3_dsg;4_mdg;5_dmg;6_mtg;7_env;8_sys;9_req;acr;bsm;cnp;dtm;eng;fmr;gds;hry;ifc;jrn;krn;lib;mde;net;opr;pcs;qly;rls;spr;tng;upd;vdn; ;&quot;" table:formula="of:=CONCATENATE(&quot;&quot;&quot;&quot;;[.BR3];&quot;;&quot;;[.BR4];&quot;;&quot;;[.BR5];&quot;;&quot;;[.BR6];&quot;;&quot;;[.BR7];&quot;;&quot;;[.BR8];&quot;;&quot;;[.BR9];&quot;;&quot;;[.BR10];&quot;;&quot;;[.BR11];&quot;;&quot;;[.BR12];&quot;;&quot;;[.BR13];&quot;;&quot;;[.BR14];&quot;;&quot;;[.BR15];&quot;;&quot;;[.BR16];&quot;;&quot;;[.BR17];&quot;;&quot;;[.BR18];&quot;;&quot;;[.BR19];&quot;;&quot;;[.BR20];&quot;;&quot;;[.BR21];&quot;;&quot;;[.BR22];&quot;;&quot;;[.BR23];&quot;;&quot;;[.BR24];&quot;;&quot;;[.BR25];&quot;;&quot;;[.BR26];&quot;;&quot;;[.BR27];&quot;;&quot;;[.BR28];&quot;;&quot;;[.BR29];&quot;;&quot;;[.BR30];&quot;;&quot;;[.BR31];&quot;;&quot;;[.BR32];&quot;;&quot;;[.BR33];&quot;;&quot;;[.BR34];&quot;; &quot;;&quot;;&quot;&quot;&quot;)" table:style-name="ce1">
            <text:p>"0_prj;1_prc;2_spc;3_dsg;4_mdg;5_dmg;6_mtg;7_env;8_sys;9_req;acr;bsm;cnp;dtm;eng;fmr;gds;hry;ifc;jrn;krn;lib;mde;net;opr;pcs;qly;rls;spr;tng;upd;vdn; ;"</text:p>
          </table:table-cell>
          <table:table-cell office:value-type="string" office:string-value="#AE3D88" table:formula="of:=CONCATENATE(&quot;#&quot;;DEC2HEX([.BD35]);DEC2HEX([.BE35]);DEC2HEX([.BF35]))" table:style-name="ce1">
            <text:p>#AE3D88</text:p>
          </table:table-cell>
          <table:table-cell office:value-type="string" office:string-value="RGB(174,61,136)" table:formula="of:=CONCATENATE(&quot;RGB(&quot;;[.BD35];&quot;,&quot;;[.BE35];&quot;,&quot;;[.BF35];&quot;)&quot;)" table:style-name="ce1">
            <text:p>RGB(174,61,136)</text:p>
          </table:table-cell>
          <table:table-cell table:number-columns-repeated="16312" table:style-name="ce1"/>
        </table:table-row>
        <table:table-row table:style-name="ro1">
          <table:table-cell table:number-columns-repeated="19" table:style-name="ce1"/>
          <table:table-cell office:value-type="float" office:value="363" table:style-name="ce1">
            <text:p>363</text:p>
          </table:table-cell>
          <table:table-cell office:value-type="float" office:value="0.5" table:style-name="ce1">
            <text:p>0.5</text:p>
          </table:table-cell>
          <table:table-cell office:value-type="float" office:value="0.32" table:style-name="ce1">
            <text:p>0.32</text:p>
          </table:table-cell>
          <table:table-cell table:style-name="ce5"/>
          <table:table-cell office:value-type="float" office:value="168" table:style-name="ce1">
            <text:p>168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table:number-columns-repeated="9" table:style-name="ce1"/>
          <table:table-cell office:value-type="float" office:value="380" table:style-name="ce1">
            <text:p>38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9"/>
          <table:table-cell office:value-type="float" office:value="174" table:style-name="ce1">
            <text:p>174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2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117" table:style-name="ce1">
            <text:p>117</text:p>
          </table:table-cell>
          <table:table-cell table:number-columns-repeated="12" table:style-name="ce1"/>
          <table:table-cell office:value-type="string" office:string-value="#AE3D75" table:formula="of:=CONCATENATE(&quot;#&quot;;DEC2HEX([.BD36]);DEC2HEX([.BE36]);DEC2HEX([.BF36]))" table:style-name="ce1">
            <text:p>#AE3D75</text:p>
          </table:table-cell>
          <table:table-cell office:value-type="string" office:string-value="RGB(174,61,117)" table:formula="of:=CONCATENATE(&quot;RGB(&quot;;[.BD36];&quot;,&quot;;[.BE36];&quot;,&quot;;[.BF36];&quot;)&quot;)" table:style-name="ce1">
            <text:p>RGB(174,61,117)</text:p>
          </table:table-cell>
          <table:table-cell table:number-columns-repeated="16312" table:style-name="ce1"/>
        </table:table-row>
        <table:table-row table:style-name="ro1">
          <table:table-cell table:number-columns-repeated="27" table:style-name="ce1"/>
          <table:table-cell office:value-type="float" office:value="340" table:style-name="ce1">
            <text:p>3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38"/>
          <table:table-cell office:value-type="float" office:value="174" table:style-name="ce1">
            <text:p>174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9" table:style-name="ce1"/>
          <table:table-cell office:value-type="float" office:value="390" table:style-name="ce1">
            <text:p>39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7"/>
          <table:table-cell office:value-type="float" office:value="174" table:style-name="ce1">
            <text:p>174</text:p>
          </table:table-cell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130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table:number-columns-repeated="12" table:style-name="ce1"/>
          <table:table-cell office:value-type="string" office:string-value="#AE3D63" table:formula="of:=CONCATENATE(&quot;#&quot;;DEC2HEX([.BD37]);DEC2HEX([.BE37]);DEC2HEX([.BF37]))" table:style-name="ce1">
            <text:p>#AE3D63</text:p>
          </table:table-cell>
          <table:table-cell office:value-type="string" office:string-value="RGB(174,61,99)" table:formula="of:=CONCATENATE(&quot;RGB(&quot;;[.BD37];&quot;,&quot;;[.BE37];&quot;,&quot;;[.BF37];&quot;)&quot;)" table:style-name="ce1">
            <text:p>RGB(174,61,99)</text:p>
          </table:table-cell>
          <table:table-cell table:number-columns-repeated="16312" table:style-name="ce1"/>
        </table:table-row>
        <table:table-row table:style-name="ro1">
          <table:table-cell table:number-columns-repeated="43" table:style-name="ce1"/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32"/>
          <table:table-cell office:value-type="float" office:value="174" table:style-name="ce1">
            <text:p>174</text:p>
          </table:table-cell>
          <table:table-cell office:value-type="float" office:value="136" table:style-name="ce1">
            <text:p>13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table:number-columns-repeated="12" table:style-name="ce1"/>
          <table:table-cell office:value-type="string" office:string-value="#AE3D50" table:formula="of:=CONCATENATE(&quot;#&quot;;DEC2HEX([.BD38]);DEC2HEX([.BE38]);DEC2HEX([.BF38]))" table:style-name="ce1">
            <text:p>#AE3D50</text:p>
          </table:table-cell>
          <table:table-cell office:value-type="string" office:string-value="RGB(174,61,80)" table:formula="of:=CONCATENATE(&quot;RGB(&quot;;[.BD38];&quot;,&quot;;[.BE38];&quot;,&quot;;[.BF38];&quot;)&quot;)" table:style-name="ce1">
            <text:p>RGB(174,61,80)</text:p>
          </table:table-cell>
          <table:table-cell table:number-columns-repeated="16312" table:style-name="ce1"/>
        </table:table-row>
        <table:table-row table:style-name="ro1">
          <table:table-cell table:number-columns-repeated="51" table:style-name="ce1"/>
          <table:table-cell office:value-type="float" office:value="360" table:style-name="ce1">
            <text:p>360</text:p>
          </table:table-cell>
          <table:table-cell office:value-type="float" office:value="0.46" table:style-name="ce1">
            <text:p>0.46</text:p>
          </table:table-cell>
          <table:table-cell office:value-type="float" office:value="0.48" table:style-name="ce1">
            <text:p>0.48</text:p>
          </table:table-cell>
          <table:table-cell table:style-name="ce6"/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2" table:style-name="ce1"/>
          <table:table-cell office:value-type="string" office:string-value="#AE3D3D" table:formula="of:=CONCATENATE(&quot;#&quot;;DEC2HEX([.BD39]);DEC2HEX([.BE39]);DEC2HEX([.BF39]))" table:style-name="ce1">
            <text:p>#AE3D3D</text:p>
          </table:table-cell>
          <table:table-cell office:value-type="string" office:string-value="RGB(174,61,61)" table:formula="of:=CONCATENATE(&quot;RGB(&quot;;[.BD39];&quot;,&quot;;[.BE39];&quot;,&quot;;[.BF39];&quot;)&quot;)" table:style-name="ce1">
            <text:p>RGB(174,61,61)</text:p>
          </table:table-cell>
          <table:table-cell table:number-columns-repeated="16312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Walter Obweger</meta:initial-creator>
    <dc:creator>Walter Obweger</dc:creator>
    <meta:creation-date>2023-06-03T07:41:43Z</meta:creation-date>
    <dc:date>2023-06-03T15:00:01Z</dc:date>
  </office:meta>
</office:document-meta>
</file>